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stexp" table:style-name="ta1">
        <table:shapes>
          <draw:frame draw:z-index="0" draw:style-name="gr1" draw:text-style-name="P1" svg:width="453.37pt" svg:height="268.04pt" svg:x="48.73pt" svg:y="560.18pt">
            <draw:object draw:notify-on-update-of-ranges="lastexp.A3:lastexp.CW3 lastexp.A4:lastexp.CW4 lastexp.A10:lastexp.CW10 lastexp.A16:lastexp.CW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9.49pt" svg:height="264.27pt" svg:x="574.04pt" svg:y="551.91pt">
            <draw:object draw:notify-on-update-of-ranges="lastexp.A22:lastexp.CW22 lastexp.A23:lastexp.CW23 lastexp.A29:lastexp.CW29 lastexp.A35:lastexp.CW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98"/>
        </table:table-row>
        <table:table-row table:style-name="ro1">
          <table:table-cell office:value-type="float" office:value="2713.86967301369" calcext:value-type="float">
            <text:p>2713.86967301369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2.6" calcext:value-type="float">
            <text:p>12.6</text:p>
          </table:table-cell>
          <table:table-cell office:value-type="float" office:value="9.3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office:value-type="float" office:value="19.7" calcext:value-type="float">
            <text:p>19.7</text:p>
          </table:table-cell>
          <table:table-cell office:value-type="float" office:value="14.8" calcext:value-type="float">
            <text:p>14.8</text:p>
          </table:table-cell>
          <table:table-cell office:value-type="float" office:value="36.5" calcext:value-type="float">
            <text:p>36.5</text:p>
          </table:table-cell>
          <table:table-cell office:value-type="float" office:value="21.3" calcext:value-type="float">
            <text:p>21.3</text:p>
          </table:table-cell>
          <table:table-cell office:value-type="float" office:value="20.2" calcext:value-type="float">
            <text:p>20.2</text:p>
          </table:table-cell>
          <table:table-cell office:value-type="float" office:value="29.8" calcext:value-type="float">
            <text:p>29.8</text:p>
          </table:table-cell>
          <table:table-cell office:value-type="float" office:value="200" calcext:value-type="float">
            <text:p>200</text:p>
          </table:table-cell>
          <table:table-cell office:value-type="float" office:value="176.2" calcext:value-type="float">
            <text:p>176.2</text:p>
          </table:table-cell>
          <table:table-cell office:value-type="float" office:value="27.6" calcext:value-type="float">
            <text:p>27.6</text:p>
          </table:table-cell>
          <table:table-cell office:value-type="float" office:value="28.9" calcext:value-type="float">
            <text:p>28.9</text:p>
          </table:table-cell>
          <table:table-cell office:value-type="float" office:value="51" calcext:value-type="float">
            <text:p>51</text:p>
          </table:table-cell>
          <table:table-cell office:value-type="float" office:value="31.4" calcext:value-type="float">
            <text:p>31.4</text:p>
          </table:table-cell>
          <table:table-cell office:value-type="float" office:value="38.7" calcext:value-type="float">
            <text:p>38.7</text:p>
          </table:table-cell>
          <table:table-cell office:value-type="float" office:value="39.6" calcext:value-type="float">
            <text:p>39.6</text:p>
          </table:table-cell>
          <table:table-cell office:value-type="float" office:value="46.8" calcext:value-type="float">
            <text:p>46.8</text:p>
          </table:table-cell>
          <table:table-cell office:value-type="float" office:value="57.8" calcext:value-type="float">
            <text:p>57.8</text:p>
          </table:table-cell>
          <table:table-cell office:value-type="float" office:value="86.7" calcext:value-type="float">
            <text:p>86.7</text:p>
          </table:table-cell>
          <table:table-cell office:value-type="float" office:value="63.5" calcext:value-type="float">
            <text:p>63.5</text:p>
          </table:table-cell>
          <table:table-cell office:value-type="float" office:value="60.8" calcext:value-type="float">
            <text:p>60.8</text:p>
          </table:table-cell>
          <table:table-cell office:value-type="float" office:value="76.2" calcext:value-type="float">
            <text:p>76.2</text:p>
          </table:table-cell>
          <table:table-cell office:value-type="float" office:value="93" calcext:value-type="float">
            <text:p>93</text:p>
          </table:table-cell>
          <table:table-cell office:value-type="float" office:value="91.9" calcext:value-type="float">
            <text:p>91.9</text:p>
          </table:table-cell>
          <table:table-cell office:value-type="float" office:value="74.3" calcext:value-type="float">
            <text:p>74.3</text:p>
          </table:table-cell>
          <table:table-cell office:value-type="float" office:value="110.6" calcext:value-type="float">
            <text:p>110.6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3" calcext:value-type="float">
            <text:p>107.3</text:p>
          </table:table-cell>
          <table:table-cell office:value-type="float" office:value="112.2" calcext:value-type="float">
            <text:p>112.2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3" calcext:value-type="float">
            <text:p>110.3</text:p>
          </table:table-cell>
          <table:table-cell office:value-type="float" office:value="114.5" calcext:value-type="float">
            <text:p>114.5</text:p>
          </table:table-cell>
          <table:table-cell office:value-type="float" office:value="138.1" calcext:value-type="float">
            <text:p>138.1</text:p>
          </table:table-cell>
          <table:table-cell office:value-type="float" office:value="135.7" calcext:value-type="float">
            <text:p>135.7</text:p>
          </table:table-cell>
          <table:table-cell office:value-type="float" office:value="142.1" calcext:value-type="float">
            <text:p>142.1</text:p>
          </table:table-cell>
          <table:table-cell office:value-type="float" office:value="164.8" calcext:value-type="float">
            <text:p>164.8</text:p>
          </table:table-cell>
          <table:table-cell office:value-type="float" office:value="159.5" calcext:value-type="float">
            <text:p>159.5</text:p>
          </table:table-cell>
          <table:table-cell office:value-type="float" office:value="167" calcext:value-type="float">
            <text:p>167</text:p>
          </table:table-cell>
          <table:table-cell office:value-type="float" office:value="157.8" calcext:value-type="float">
            <text:p>157.8</text:p>
          </table:table-cell>
          <table:table-cell office:value-type="float" office:value="159.4" calcext:value-type="float">
            <text:p>159.4</text:p>
          </table:table-cell>
          <table:table-cell office:value-type="float" office:value="182.2" calcext:value-type="float">
            <text:p>182.2</text:p>
          </table:table-cell>
          <table:table-cell office:value-type="float" office:value="157.7" calcext:value-type="float">
            <text:p>157.7</text:p>
          </table:table-cell>
          <table:table-cell office:value-type="float" office:value="181.7" calcext:value-type="float">
            <text:p>181.7</text:p>
          </table:table-cell>
          <table:table-cell office:value-type="float" office:value="192.1" calcext:value-type="float">
            <text:p>192.1</text:p>
          </table:table-cell>
          <table:table-cell office:value-type="float" office:value="181.1" calcext:value-type="float">
            <text:p>181.1</text:p>
          </table:table-cell>
          <table:table-cell office:value-type="float" office:value="171" calcext:value-type="float">
            <text:p>171</text:p>
          </table:table-cell>
          <table:table-cell office:value-type="float" office:value="185.8" calcext:value-type="float">
            <text:p>185.8</text:p>
          </table:table-cell>
          <table:table-cell office:value-type="float" office:value="171.3" calcext:value-type="float">
            <text:p>171.3</text:p>
          </table:table-cell>
          <table:table-cell office:value-type="float" office:value="184.4" calcext:value-type="float">
            <text:p>184.4</text:p>
          </table:table-cell>
          <table:table-cell office:value-type="float" office:value="191.8" calcext:value-type="float">
            <text:p>191.8</text:p>
          </table:table-cell>
          <table:table-cell office:value-type="float" office:value="198.9" calcext:value-type="float">
            <text:p>198.9</text:p>
          </table:table-cell>
          <table:table-cell office:value-type="float" office:value="196.6" calcext:value-type="float">
            <text:p>196.6</text:p>
          </table:table-cell>
          <table:table-cell office:value-type="float" office:value="198.2" calcext:value-type="float">
            <text:p>198.2</text:p>
          </table:table-cell>
          <table:table-cell office:value-type="float" office:value="196.1" calcext:value-type="float">
            <text:p>196.1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99.6" calcext:value-type="float">
            <text:p>199.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84.4" calcext:value-type="float">
            <text:p>184.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5.7" calcext:value-type="float">
            <text:p>195.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4.7" calcext:value-type="float">
            <text:p>194.7</text:p>
          </table:table-cell>
          <table:table-cell table:number-columns-repeated="16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918343782424927" calcext:value-type="float">
            <text:p>0.918343782424927</text:p>
          </table:table-cell>
          <table:table-cell office:value-type="float" office:value="0.576874732971191" calcext:value-type="float">
            <text:p>0.576874732971191</text:p>
          </table:table-cell>
          <table:table-cell office:value-type="float" office:value="0.463825762271881" calcext:value-type="float">
            <text:p>0.463825762271881</text:p>
          </table:table-cell>
          <table:table-cell office:value-type="float" office:value="0.308994233608246" calcext:value-type="float">
            <text:p>0.308994233608246</text:p>
          </table:table-cell>
          <table:table-cell office:value-type="float" office:value="0.493647575378418" calcext:value-type="float">
            <text:p>0.493647575378418</text:p>
          </table:table-cell>
          <table:table-cell office:value-type="float" office:value="0.630576848983765" calcext:value-type="float">
            <text:p>0.630576848983765</text:p>
          </table:table-cell>
          <table:table-cell office:value-type="float" office:value="0.433502972126007" calcext:value-type="float">
            <text:p>0.433502972126007</text:p>
          </table:table-cell>
          <table:table-cell office:value-type="float" office:value="0.434662044048309" calcext:value-type="float">
            <text:p>0.434662044048309</text:p>
          </table:table-cell>
          <table:table-cell office:value-type="float" office:value="0.593203902244568" calcext:value-type="float">
            <text:p>0.593203902244568</text:p>
          </table:table-cell>
          <table:table-cell office:value-type="float" office:value="0.675223648548126" calcext:value-type="float">
            <text:p>0.675223648548126</text:p>
          </table:table-cell>
          <table:table-cell office:value-type="float" office:value="0.770491600036621" calcext:value-type="float">
            <text:p>0.770491600036621</text:p>
          </table:table-cell>
          <table:table-cell office:value-type="float" office:value="0.663017213344574" calcext:value-type="float">
            <text:p>0.663017213344574</text:p>
          </table:table-cell>
          <table:table-cell office:value-type="float" office:value="0.71828955411911" calcext:value-type="float">
            <text:p>0.71828955411911</text:p>
          </table:table-cell>
          <table:table-cell office:value-type="float" office:value="0.703487634658814" calcext:value-type="float">
            <text:p>0.703487634658814</text:p>
          </table:table-cell>
          <table:table-cell office:value-type="float" office:value="0.67873352766037" calcext:value-type="float">
            <text:p>0.67873352766037</text:p>
          </table:table-cell>
          <table:table-cell office:value-type="float" office:value="0.717560887336731" calcext:value-type="float">
            <text:p>0.717560887336731</text:p>
          </table:table-cell>
          <table:table-cell office:value-type="float" office:value="0.493349641561508" calcext:value-type="float">
            <text:p>0.493349641561508</text:p>
          </table:table-cell>
          <table:table-cell office:value-type="float" office:value="0.756078720092773" calcext:value-type="float">
            <text:p>0.756078720092773</text:p>
          </table:table-cell>
          <table:table-cell office:value-type="float" office:value="0.563065528869629" calcext:value-type="float">
            <text:p>0.563065528869629</text:p>
          </table:table-cell>
          <table:table-cell office:value-type="float" office:value="0.851169466972351" calcext:value-type="float">
            <text:p>0.851169466972351</text:p>
          </table:table-cell>
          <table:table-cell office:value-type="float" office:value="0.692124664783478" calcext:value-type="float">
            <text:p>0.692124664783478</text:p>
          </table:table-cell>
          <table:table-cell office:value-type="float" office:value="0.529396772384644" calcext:value-type="float">
            <text:p>0.529396772384644</text:p>
          </table:table-cell>
          <table:table-cell office:value-type="float" office:value="0.63417249917984" calcext:value-type="float">
            <text:p>0.63417249917984</text:p>
          </table:table-cell>
          <table:table-cell office:value-type="float" office:value="0.583556592464447" calcext:value-type="float">
            <text:p>0.583556592464447</text:p>
          </table:table-cell>
          <table:table-cell office:value-type="float" office:value="0.580542325973511" calcext:value-type="float">
            <text:p>0.580542325973511</text:p>
          </table:table-cell>
          <table:table-cell office:value-type="float" office:value="0.597305655479431" calcext:value-type="float">
            <text:p>0.597305655479431</text:p>
          </table:table-cell>
          <table:table-cell office:value-type="float" office:value="0.326181888580322" calcext:value-type="float">
            <text:p>0.326181888580322</text:p>
          </table:table-cell>
          <table:table-cell office:value-type="float" office:value="0.32344976067543" calcext:value-type="float">
            <text:p>0.32344976067543</text:p>
          </table:table-cell>
          <table:table-cell office:value-type="float" office:value="0.548188984394074" calcext:value-type="float">
            <text:p>0.548188984394074</text:p>
          </table:table-cell>
          <table:table-cell office:value-type="float" office:value="0.6526238322258" calcext:value-type="float">
            <text:p>0.6526238322258</text:p>
          </table:table-cell>
          <table:table-cell office:value-type="float" office:value="0.470255434513092" calcext:value-type="float">
            <text:p>0.470255434513092</text:p>
          </table:table-cell>
          <table:table-cell office:value-type="float" office:value="0.457605630159378" calcext:value-type="float">
            <text:p>0.457605630159378</text:p>
          </table:table-cell>
          <table:table-cell office:value-type="float" office:value="0.362572491168976" calcext:value-type="float">
            <text:p>0.362572491168976</text:p>
          </table:table-cell>
          <table:table-cell office:value-type="float" office:value="0.530734181404114" calcext:value-type="float">
            <text:p>0.530734181404114</text:p>
          </table:table-cell>
          <table:table-cell office:value-type="float" office:value="0.475108146667481" calcext:value-type="float">
            <text:p>0.475108146667481</text:p>
          </table:table-cell>
          <table:table-cell office:value-type="float" office:value="0.336594104766846" calcext:value-type="float">
            <text:p>0.336594104766846</text:p>
          </table:table-cell>
          <table:table-cell office:value-type="float" office:value="0.418460696935654" calcext:value-type="float">
            <text:p>0.418460696935654</text:p>
          </table:table-cell>
          <table:table-cell office:value-type="float" office:value="0.299168646335602" calcext:value-type="float">
            <text:p>0.299168646335602</text:p>
          </table:table-cell>
          <table:table-cell office:value-type="float" office:value="0.337690621614456" calcext:value-type="float">
            <text:p>0.337690621614456</text:p>
          </table:table-cell>
          <table:table-cell office:value-type="float" office:value="0.223792105913162" calcext:value-type="float">
            <text:p>0.223792105913162</text:p>
          </table:table-cell>
          <table:table-cell office:value-type="float" office:value="0.363154888153076" calcext:value-type="float">
            <text:p>0.363154888153076</text:p>
          </table:table-cell>
          <table:table-cell office:value-type="float" office:value="0.20747035741806" calcext:value-type="float">
            <text:p>0.20747035741806</text:p>
          </table:table-cell>
          <table:table-cell office:value-type="float" office:value="0.362931549549103" calcext:value-type="float">
            <text:p>0.362931549549103</text:p>
          </table:table-cell>
          <table:table-cell office:value-type="float" office:value="0.261950969696045" calcext:value-type="float">
            <text:p>0.261950969696045</text:p>
          </table:table-cell>
          <table:table-cell office:value-type="float" office:value="0.369881361722946" calcext:value-type="float">
            <text:p>0.369881361722946</text:p>
          </table:table-cell>
          <table:table-cell office:value-type="float" office:value="0.243487894535065" calcext:value-type="float">
            <text:p>0.243487894535065</text:p>
          </table:table-cell>
          <table:table-cell office:value-type="float" office:value="0.274785697460175" calcext:value-type="float">
            <text:p>0.274785697460175</text:p>
          </table:table-cell>
          <table:table-cell office:value-type="float" office:value="0.139602601528168" calcext:value-type="float">
            <text:p>0.139602601528168</text:p>
          </table:table-cell>
          <table:table-cell office:value-type="float" office:value="0.199048295617104" calcext:value-type="float">
            <text:p>0.199048295617104</text:p>
          </table:table-cell>
          <table:table-cell office:value-type="float" office:value="0.160371318459511" calcext:value-type="float">
            <text:p>0.160371318459511</text:p>
          </table:table-cell>
          <table:table-cell office:value-type="float" office:value="0.179475486278534" calcext:value-type="float">
            <text:p>0.179475486278534</text:p>
          </table:table-cell>
          <table:table-cell office:value-type="float" office:value="0.363416343927383" calcext:value-type="float">
            <text:p>0.363416343927383</text:p>
          </table:table-cell>
          <table:table-cell office:value-type="float" office:value="0.181013435125351" calcext:value-type="float">
            <text:p>0.181013435125351</text:p>
          </table:table-cell>
          <table:table-cell office:value-type="float" office:value="0.191566318273544" calcext:value-type="float">
            <text:p>0.191566318273544</text:p>
          </table:table-cell>
          <table:table-cell office:value-type="float" office:value="0.283741235733032" calcext:value-type="float">
            <text:p>0.283741235733032</text:p>
          </table:table-cell>
          <table:table-cell office:value-type="float" office:value="0.200216501951218" calcext:value-type="float">
            <text:p>0.200216501951218</text:p>
          </table:table-cell>
          <table:table-cell office:value-type="float" office:value="0.248722866177559" calcext:value-type="float">
            <text:p>0.248722866177559</text:p>
          </table:table-cell>
          <table:table-cell office:value-type="float" office:value="0.289171576499939" calcext:value-type="float">
            <text:p>0.289171576499939</text:p>
          </table:table-cell>
          <table:table-cell office:value-type="float" office:value="0.164128601551056" calcext:value-type="float">
            <text:p>0.164128601551056</text:p>
          </table:table-cell>
          <table:table-cell office:value-type="float" office:value="0.217516303062439" calcext:value-type="float">
            <text:p>0.217516303062439</text:p>
          </table:table-cell>
          <table:table-cell office:value-type="float" office:value="0.148379236459732" calcext:value-type="float">
            <text:p>0.148379236459732</text:p>
          </table:table-cell>
          <table:table-cell office:value-type="float" office:value="0.170887216925621" calcext:value-type="float">
            <text:p>0.170887216925621</text:p>
          </table:table-cell>
          <table:table-cell office:value-type="float" office:value="0.124185368418694" calcext:value-type="float">
            <text:p>0.124185368418694</text:p>
          </table:table-cell>
          <table:table-cell office:value-type="float" office:value="0.227578848600388" calcext:value-type="float">
            <text:p>0.227578848600388</text:p>
          </table:table-cell>
          <table:table-cell office:value-type="float" office:value="0.0987216606736183" calcext:value-type="float">
            <text:p>0.098721660673618</text:p>
          </table:table-cell>
          <table:table-cell office:value-type="float" office:value="0.166921883821487" calcext:value-type="float">
            <text:p>0.166921883821487</text:p>
          </table:table-cell>
          <table:table-cell office:value-type="float" office:value="0.0760798156261444" calcext:value-type="float">
            <text:p>0.076079815626144</text:p>
          </table:table-cell>
          <table:table-cell office:value-type="float" office:value="0.133271872997284" calcext:value-type="float">
            <text:p>0.133271872997284</text:p>
          </table:table-cell>
          <table:table-cell office:value-type="float" office:value="0.202174067497253" calcext:value-type="float">
            <text:p>0.202174067497253</text:p>
          </table:table-cell>
          <table:table-cell office:value-type="float" office:value="0.13303530216217" calcext:value-type="float">
            <text:p>0.13303530216217</text:p>
          </table:table-cell>
          <table:table-cell office:value-type="float" office:value="0.273859739303589" calcext:value-type="float">
            <text:p>0.273859739303589</text:p>
          </table:table-cell>
          <table:table-cell office:value-type="float" office:value="0.10214664041996" calcext:value-type="float">
            <text:p>0.10214664041996</text:p>
          </table:table-cell>
          <table:table-cell office:value-type="float" office:value="0.129060655832291" calcext:value-type="float">
            <text:p>0.129060655832291</text:p>
          </table:table-cell>
          <table:table-cell office:value-type="float" office:value="0.231871053576469" calcext:value-type="float">
            <text:p>0.231871053576469</text:p>
          </table:table-cell>
          <table:table-cell office:value-type="float" office:value="0.151667073369026" calcext:value-type="float">
            <text:p>0.151667073369026</text:p>
          </table:table-cell>
          <table:table-cell office:value-type="float" office:value="0.222722083330154" calcext:value-type="float">
            <text:p>0.222722083330154</text:p>
          </table:table-cell>
          <table:table-cell office:value-type="float" office:value="0.124107107520103" calcext:value-type="float">
            <text:p>0.124107107520103</text:p>
          </table:table-cell>
          <table:table-cell office:value-type="float" office:value="0.0859321057796478" calcext:value-type="float">
            <text:p>0.085932105779648</text:p>
          </table:table-cell>
          <table:table-cell office:value-type="float" office:value="0.0757694318890572" calcext:value-type="float">
            <text:p>0.075769431889057</text:p>
          </table:table-cell>
          <table:table-cell office:value-type="float" office:value="0.188562661409378" calcext:value-type="float">
            <text:p>0.188562661409378</text:p>
          </table:table-cell>
          <table:table-cell office:value-type="float" office:value="0.062082938849926" calcext:value-type="float">
            <text:p>0.062082938849926</text:p>
          </table:table-cell>
          <table:table-cell office:value-type="float" office:value="0.124444007873535" calcext:value-type="float">
            <text:p>0.124444007873535</text:p>
          </table:table-cell>
          <table:table-cell office:value-type="float" office:value="0.16450522840023" calcext:value-type="float">
            <text:p>0.16450522840023</text:p>
          </table:table-cell>
          <table:table-cell office:value-type="float" office:value="0.173115059733391" calcext:value-type="float">
            <text:p>0.173115059733391</text:p>
          </table:table-cell>
          <table:table-cell office:value-type="float" office:value="0.117236599326134" calcext:value-type="float">
            <text:p>0.117236599326134</text:p>
          </table:table-cell>
          <table:table-cell office:value-type="float" office:value="0.221073940396309" calcext:value-type="float">
            <text:p>0.221073940396309</text:p>
          </table:table-cell>
          <table:table-cell office:value-type="float" office:value="0.268531382083893" calcext:value-type="float">
            <text:p>0.268531382083893</text:p>
          </table:table-cell>
          <table:table-cell office:value-type="float" office:value="0.289709001779556" calcext:value-type="float">
            <text:p>0.289709001779556</text:p>
          </table:table-cell>
          <table:table-cell office:value-type="float" office:value="0.195989087224007" calcext:value-type="float">
            <text:p>0.195989087224007</text:p>
          </table:table-cell>
          <table:table-cell office:value-type="float" office:value="0.135279521346092" calcext:value-type="float">
            <text:p>0.135279521346092</text:p>
          </table:table-cell>
          <table:table-cell office:value-type="float" office:value="0.160791978240013" calcext:value-type="float">
            <text:p>0.160791978240013</text:p>
          </table:table-cell>
          <table:table-cell office:value-type="float" office:value="0.0764458328485489" calcext:value-type="float">
            <text:p>0.076445832848549</text:p>
          </table:table-cell>
          <table:table-cell office:value-type="float" office:value="0.132411390542984" calcext:value-type="float">
            <text:p>0.132411390542984</text:p>
          </table:table-cell>
          <table:table-cell office:value-type="float" office:value="0.066599041223526" calcext:value-type="float">
            <text:p>0.066599041223526</text:p>
          </table:table-cell>
          <table:table-cell office:value-type="float" office:value="0.245149418711662" calcext:value-type="float">
            <text:p>0.245149418711662</text:p>
          </table:table-cell>
          <table:table-cell office:value-type="float" office:value="0.112601570785046" calcext:value-type="float">
            <text:p>0.112601570785046</text:p>
          </table:table-cell>
          <table:table-cell office:value-type="float" office:value="0.164506167173386" calcext:value-type="float">
            <text:p>0.164506167173386</text:p>
          </table:table-cell>
          <table:table-cell office:value-type="float" office:value="0.146550089120865" calcext:value-type="float">
            <text:p>0.146550089120865</text:p>
          </table:table-cell>
          <table:table-cell office:value-type="float" office:value="0.202863365411758" calcext:value-type="float">
            <text:p>0.202863365411758</text:p>
          </table:table-cell>
          <table:table-cell office:value-type="float" office:value="0.14901202917099" calcext:value-type="float">
            <text:p>0.14901202917099</text:p>
          </table:table-cell>
          <table:table-cell office:value-type="float" office:value="0.111660674214363" calcext:value-type="float">
            <text:p>0.111660674214363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98"/>
        </table:table-row>
        <table:table-row table:style-name="ro1">
          <table:table-cell office:value-type="float" office:value="2609.1910507679" calcext:value-type="float">
            <text:p>2609.1910507679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23.3" calcext:value-type="float">
            <text:p>23.3</text:p>
          </table:table-cell>
          <table:table-cell office:value-type="float" office:value="16.9" calcext:value-type="float">
            <text:p>16.9</text:p>
          </table:table-cell>
          <table:table-cell office:value-type="float" office:value="14.4" calcext:value-type="float">
            <text:p>14.4</text:p>
          </table:table-cell>
          <table:table-cell office:value-type="float" office:value="22.1" calcext:value-type="float">
            <text:p>22.1</text:p>
          </table:table-cell>
          <table:table-cell office:value-type="float" office:value="21.1" calcext:value-type="float">
            <text:p>21.1</text:p>
          </table:table-cell>
          <table:table-cell office:value-type="float" office:value="25.3" calcext:value-type="float">
            <text:p>25.3</text:p>
          </table:table-cell>
          <table:table-cell office:value-type="float" office:value="28.7" calcext:value-type="float">
            <text:p>28.7</text:p>
          </table:table-cell>
          <table:table-cell office:value-type="float" office:value="44.3" calcext:value-type="float">
            <text:p>44.3</text:p>
          </table:table-cell>
          <table:table-cell office:value-type="float" office:value="40.6" calcext:value-type="float">
            <text:p>40.6</text:p>
          </table:table-cell>
          <table:table-cell office:value-type="float" office:value="44.7" calcext:value-type="float">
            <text:p>44.7</text:p>
          </table:table-cell>
          <table:table-cell office:value-type="float" office:value="39.6" calcext:value-type="float">
            <text:p>39.6</text:p>
          </table:table-cell>
          <table:table-cell office:value-type="float" office:value="66.2" calcext:value-type="float">
            <text:p>66.2</text:p>
          </table:table-cell>
          <table:table-cell office:value-type="float" office:value="76.6" calcext:value-type="float">
            <text:p>76.6</text:p>
          </table:table-cell>
          <table:table-cell office:value-type="float" office:value="52.6" calcext:value-type="float">
            <text:p>52.6</text:p>
          </table:table-cell>
          <table:table-cell office:value-type="float" office:value="106.7" calcext:value-type="float">
            <text:p>106.7</text:p>
          </table:table-cell>
          <table:table-cell office:value-type="float" office:value="141.3" calcext:value-type="float">
            <text:p>141.3</text:p>
          </table:table-cell>
          <table:table-cell office:value-type="float" office:value="88.3" calcext:value-type="float">
            <text:p>88.3</text:p>
          </table:table-cell>
          <table:table-cell office:value-type="float" office:value="109.4" calcext:value-type="float">
            <text:p>109.4</text:p>
          </table:table-cell>
          <table:table-cell office:value-type="float" office:value="77.4" calcext:value-type="float">
            <text:p>77.4</text:p>
          </table:table-cell>
          <table:table-cell office:value-type="float" office:value="71.9" calcext:value-type="float">
            <text:p>71.9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  <table:table-cell office:value-type="float" office:value="141.7" calcext:value-type="float">
            <text:p>141.7</text:p>
          </table:table-cell>
          <table:table-cell office:value-type="float" office:value="113.4" calcext:value-type="float">
            <text:p>113.4</text:p>
          </table:table-cell>
          <table:table-cell office:value-type="float" office:value="135.4" calcext:value-type="float">
            <text:p>135.4</text:p>
          </table:table-cell>
          <table:table-cell office:value-type="float" office:value="129.3" calcext:value-type="float">
            <text:p>129.3</text:p>
          </table:table-cell>
          <table:table-cell office:value-type="float" office:value="117.6" calcext:value-type="float">
            <text:p>117.6</text:p>
          </table:table-cell>
          <table:table-cell office:value-type="float" office:value="138.2" calcext:value-type="float">
            <text:p>138.2</text:p>
          </table:table-cell>
          <table:table-cell office:value-type="float" office:value="110.7" calcext:value-type="float">
            <text:p>110.7</text:p>
          </table:table-cell>
          <table:table-cell office:value-type="float" office:value="152" calcext:value-type="float">
            <text:p>152</text:p>
          </table:table-cell>
          <table:table-cell office:value-type="float" office:value="145.1" calcext:value-type="float">
            <text:p>145.1</text:p>
          </table:table-cell>
          <table:table-cell office:value-type="float" office:value="152.3" calcext:value-type="float">
            <text:p>152.3</text:p>
          </table:table-cell>
          <table:table-cell office:value-type="float" office:value="150.2" calcext:value-type="float">
            <text:p>150.2</text:p>
          </table:table-cell>
          <table:table-cell office:value-type="float" office:value="148.1" calcext:value-type="float">
            <text:p>148.1</text:p>
          </table:table-cell>
          <table:table-cell office:value-type="float" office:value="172.4" calcext:value-type="float">
            <text:p>172.4</text:p>
          </table:table-cell>
          <table:table-cell office:value-type="float" office:value="170.4" calcext:value-type="float">
            <text:p>170.4</text:p>
          </table:table-cell>
          <table:table-cell office:value-type="float" office:value="184.8" calcext:value-type="float">
            <text:p>184.8</text:p>
          </table:table-cell>
          <table:table-cell office:value-type="float" office:value="177.5" calcext:value-type="float">
            <text:p>177.5</text:p>
          </table:table-cell>
          <table:table-cell office:value-type="float" office:value="183.9" calcext:value-type="float">
            <text:p>183.9</text:p>
          </table:table-cell>
          <table:table-cell office:value-type="float" office:value="179.2" calcext:value-type="float">
            <text:p>179.2</text:p>
          </table:table-cell>
          <table:table-cell office:value-type="float" office:value="175.6" calcext:value-type="float">
            <text:p>175.6</text:p>
          </table:table-cell>
          <table:table-cell office:value-type="float" office:value="184.6" calcext:value-type="float">
            <text:p>184.6</text:p>
          </table:table-cell>
          <table:table-cell office:value-type="float" office:value="183.1" calcext:value-type="float">
            <text:p>183.1</text:p>
          </table:table-cell>
          <table:table-cell office:value-type="float" office:value="171.3" calcext:value-type="float">
            <text:p>171.3</text:p>
          </table:table-cell>
          <table:table-cell office:value-type="float" office:value="177" calcext:value-type="float">
            <text:p>177</text:p>
          </table:table-cell>
          <table:table-cell office:value-type="float" office:value="182.2" calcext:value-type="float">
            <text:p>182.2</text:p>
          </table:table-cell>
          <table:table-cell office:value-type="float" office:value="190.8" calcext:value-type="float">
            <text:p>190.8</text:p>
          </table:table-cell>
          <table:table-cell office:value-type="float" office:value="191.7" calcext:value-type="float">
            <text:p>191.7</text:p>
          </table:table-cell>
          <table:table-cell office:value-type="float" office:value="174.2" calcext:value-type="float">
            <text:p>174.2</text:p>
          </table:table-cell>
          <table:table-cell office:value-type="float" office:value="165.1" calcext:value-type="float">
            <text:p>165.1</text:p>
          </table:table-cell>
          <table:table-cell office:value-type="float" office:value="188.7" calcext:value-type="float">
            <text:p>188.7</text:p>
          </table:table-cell>
          <table:table-cell office:value-type="float" office:value="200" calcext:value-type="float">
            <text:p>200</text:p>
          </table:table-cell>
          <table:table-cell office:value-type="float" office:value="196.3" calcext:value-type="float">
            <text:p>196.3</text:p>
          </table:table-cell>
          <table:table-cell office:value-type="float" office:value="194.2" calcext:value-type="float">
            <text:p>194.2</text:p>
          </table:table-cell>
          <table:table-cell office:value-type="float" office:value="199.4" calcext:value-type="float">
            <text:p>199.4</text:p>
          </table:table-cell>
          <table:table-cell office:value-type="float" office:value="197.5" calcext:value-type="float">
            <text:p>197.5</text:p>
          </table:table-cell>
          <table:table-cell office:value-type="float" office:value="193.8" calcext:value-type="float">
            <text:p>193.8</text:p>
          </table:table-cell>
          <table:table-cell office:value-type="float" office:value="165.2" calcext:value-type="float">
            <text:p>165.2</text:p>
          </table:table-cell>
          <table:table-cell office:value-type="float" office:value="180.6" calcext:value-type="float">
            <text:p>180.6</text:p>
          </table:table-cell>
          <table:table-cell office:value-type="float" office:value="183.9" calcext:value-type="float">
            <text:p>183.9</text:p>
          </table:table-cell>
          <table:table-cell office:value-type="float" office:value="192.9" calcext:value-type="float">
            <text:p>192.9</text:p>
          </table:table-cell>
          <table:table-cell office:value-type="float" office:value="181.4" calcext:value-type="float">
            <text:p>181.4</text:p>
          </table:table-cell>
          <table:table-cell office:value-type="float" office:value="195.7" calcext:value-type="float">
            <text:p>195.7</text:p>
          </table:table-cell>
          <table:table-cell office:value-type="float" office:value="189" calcext:value-type="float">
            <text:p>189</text:p>
          </table:table-cell>
          <table:table-cell office:value-type="float" office:value="198.8" calcext:value-type="float">
            <text:p>198.8</text:p>
          </table:table-cell>
          <table:table-cell office:value-type="float" office:value="187.4" calcext:value-type="float">
            <text:p>187.4</text:p>
          </table:table-cell>
          <table:table-cell office:value-type="float" office:value="175.9" calcext:value-type="float">
            <text:p>175.9</text:p>
          </table:table-cell>
          <table:table-cell office:value-type="float" office:value="199.2" calcext:value-type="float">
            <text:p>199.2</text:p>
          </table:table-cell>
          <table:table-cell office:value-type="float" office:value="195.9" calcext:value-type="float">
            <text:p>195.9</text:p>
          </table:table-cell>
          <table:table-cell office:value-type="float" office:value="193.5" calcext:value-type="float">
            <text:p>193.5</text:p>
          </table:table-cell>
          <table:table-cell office:value-type="float" office:value="189.6" calcext:value-type="float">
            <text:p>189.6</text:p>
          </table:table-cell>
          <table:table-cell office:value-type="float" office:value="190.3" calcext:value-type="float">
            <text:p>190.3</text:p>
          </table:table-cell>
          <table:table-cell office:value-type="float" office:value="196.9" calcext:value-type="float">
            <text:p>196.9</text:p>
          </table:table-cell>
          <table:table-cell office:value-type="float" office:value="184.6" calcext:value-type="float">
            <text:p>184.6</text:p>
          </table:table-cell>
          <table:table-cell office:value-type="float" office:value="200" calcext:value-type="float">
            <text:p>200</text:p>
          </table:table-cell>
          <table:table-cell office:value-type="float" office:value="195.7" calcext:value-type="float">
            <text:p>195.7</text:p>
          </table:table-cell>
          <table:table-cell office:value-type="float" office:value="200" calcext:value-type="float">
            <text:p>200</text:p>
          </table:table-cell>
          <table:table-cell office:value-type="float" office:value="197.4" calcext:value-type="float">
            <text:p>197.4</text:p>
          </table:table-cell>
          <table:table-cell office:value-type="float" office:value="194.5" calcext:value-type="float">
            <text:p>194.5</text:p>
          </table:table-cell>
          <table:table-cell office:value-type="float" office:value="195.4" calcext:value-type="float">
            <text:p>195.4</text:p>
          </table:table-cell>
          <table:table-cell office:value-type="float" office:value="200" calcext:value-type="float">
            <text:p>200</text:p>
          </table:table-cell>
          <table:table-cell office:value-type="float" office:value="199.6" calcext:value-type="float">
            <text:p>199.6</text:p>
          </table:table-cell>
          <table:table-cell office:value-type="float" office:value="194.3" calcext:value-type="float">
            <text:p>194.3</text:p>
          </table:table-cell>
          <table:table-cell office:value-type="float" office:value="195.1" calcext:value-type="float">
            <text:p>195.1</text:p>
          </table:table-cell>
          <table:table-cell office:value-type="float" office:value="198.5" calcext:value-type="float">
            <text:p>198.5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97.9" calcext:value-type="float">
            <text:p>197.9</text:p>
          </table:table-cell>
          <table:table-cell office:value-type="float" office:value="199.5" calcext:value-type="float">
            <text:p>199.5</text:p>
          </table:table-cell>
          <table:table-cell office:value-type="float" office:value="198.8" calcext:value-type="float">
            <text:p>198.8</text:p>
          </table:table-cell>
          <table:table-cell office:value-type="float" office:value="199.7" calcext:value-type="float">
            <text:p>199.7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7.9" calcext:value-type="float">
            <text:p>197.9</text:p>
          </table:table-cell>
        </table:table-row>
        <table:table-row table:style-name="ro1">
          <table:table-cell office:value-type="float" office:value="1.14343738555908" calcext:value-type="float">
            <text:p>1.14343738555908</text:p>
          </table:table-cell>
          <table:table-cell office:value-type="float" office:value="0.426515996456146" calcext:value-type="float">
            <text:p>0.426515996456146</text:p>
          </table:table-cell>
          <table:table-cell office:value-type="float" office:value="0.474607229232788" calcext:value-type="float">
            <text:p>0.474607229232788</text:p>
          </table:table-cell>
          <table:table-cell office:value-type="float" office:value="0.404208123683929" calcext:value-type="float">
            <text:p>0.404208123683929</text:p>
          </table:table-cell>
          <table:table-cell office:value-type="float" office:value="0.600806713104248" calcext:value-type="float">
            <text:p>0.600806713104248</text:p>
          </table:table-cell>
          <table:table-cell office:value-type="float" office:value="0.513207376003265" calcext:value-type="float">
            <text:p>0.513207376003265</text:p>
          </table:table-cell>
          <table:table-cell office:value-type="float" office:value="0.613320231437683" calcext:value-type="float">
            <text:p>0.613320231437683</text:p>
          </table:table-cell>
          <table:table-cell office:value-type="float" office:value="0.491622418165207" calcext:value-type="float">
            <text:p>0.491622418165207</text:p>
          </table:table-cell>
          <table:table-cell office:value-type="float" office:value="0.420960873365402" calcext:value-type="float">
            <text:p>0.420960873365402</text:p>
          </table:table-cell>
          <table:table-cell office:value-type="float" office:value="0.497878402471542" calcext:value-type="float">
            <text:p>0.497878402471542</text:p>
          </table:table-cell>
          <table:table-cell office:value-type="float" office:value="0.556456565856934" calcext:value-type="float">
            <text:p>0.556456565856934</text:p>
          </table:table-cell>
          <table:table-cell office:value-type="float" office:value="0.381688892841339" calcext:value-type="float">
            <text:p>0.381688892841339</text:p>
          </table:table-cell>
          <table:table-cell office:value-type="float" office:value="0.524085283279419" calcext:value-type="float">
            <text:p>0.524085283279419</text:p>
          </table:table-cell>
          <table:table-cell office:value-type="float" office:value="0.469535946846008" calcext:value-type="float">
            <text:p>0.469535946846008</text:p>
          </table:table-cell>
          <table:table-cell office:value-type="float" office:value="0.398909032344818" calcext:value-type="float">
            <text:p>0.398909032344818</text:p>
          </table:table-cell>
          <table:table-cell office:value-type="float" office:value="0.43732762336731" calcext:value-type="float">
            <text:p>0.43732762336731</text:p>
          </table:table-cell>
          <table:table-cell office:value-type="float" office:value="0.375595092773437" calcext:value-type="float">
            <text:p>0.375595092773437</text:p>
          </table:table-cell>
          <table:table-cell office:value-type="float" office:value="0.294511497020721" calcext:value-type="float">
            <text:p>0.294511497020721</text:p>
          </table:table-cell>
          <table:table-cell office:value-type="float" office:value="0.289544403553009" calcext:value-type="float">
            <text:p>0.289544403553009</text:p>
          </table:table-cell>
          <table:table-cell office:value-type="float" office:value="0.363182067871094" calcext:value-type="float">
            <text:p>0.363182067871094</text:p>
          </table:table-cell>
          <table:table-cell office:value-type="float" office:value="0.337579905986786" calcext:value-type="float">
            <text:p>0.337579905986786</text:p>
          </table:table-cell>
          <table:table-cell office:value-type="float" office:value="0.2586350440979" calcext:value-type="float">
            <text:p>0.2586350440979</text:p>
          </table:table-cell>
          <table:table-cell office:value-type="float" office:value="0.44012263417244" calcext:value-type="float">
            <text:p>0.44012263417244</text:p>
          </table:table-cell>
          <table:table-cell office:value-type="float" office:value="0.497613489627838" calcext:value-type="float">
            <text:p>0.497613489627838</text:p>
          </table:table-cell>
          <table:table-cell office:value-type="float" office:value="0.285069167613983" calcext:value-type="float">
            <text:p>0.285069167613983</text:p>
          </table:table-cell>
          <table:table-cell office:value-type="float" office:value="0.279740333557129" calcext:value-type="float">
            <text:p>0.279740333557129</text:p>
          </table:table-cell>
          <table:table-cell office:value-type="float" office:value="0.322836756706238" calcext:value-type="float">
            <text:p>0.322836756706238</text:p>
          </table:table-cell>
          <table:table-cell office:value-type="float" office:value="0.232144221663475" calcext:value-type="float">
            <text:p>0.232144221663475</text:p>
          </table:table-cell>
          <table:table-cell office:value-type="float" office:value="0.195777326822281" calcext:value-type="float">
            <text:p>0.195777326822281</text:p>
          </table:table-cell>
          <table:table-cell office:value-type="float" office:value="0.24305248260498" calcext:value-type="float">
            <text:p>0.24305248260498</text:p>
          </table:table-cell>
          <table:table-cell office:value-type="float" office:value="0.224934160709381" calcext:value-type="float">
            <text:p>0.224934160709381</text:p>
          </table:table-cell>
          <table:table-cell office:value-type="float" office:value="0.230580136179924" calcext:value-type="float">
            <text:p>0.230580136179924</text:p>
          </table:table-cell>
          <table:table-cell office:value-type="float" office:value="0.183489888906479" calcext:value-type="float">
            <text:p>0.183489888906479</text:p>
          </table:table-cell>
          <table:table-cell office:value-type="float" office:value="0.346543729305267" calcext:value-type="float">
            <text:p>0.346543729305267</text:p>
          </table:table-cell>
          <table:table-cell office:value-type="float" office:value="0.225409254431725" calcext:value-type="float">
            <text:p>0.225409254431725</text:p>
          </table:table-cell>
          <table:table-cell office:value-type="float" office:value="0.38628613948822" calcext:value-type="float">
            <text:p>0.38628613948822</text:p>
          </table:table-cell>
          <table:table-cell office:value-type="float" office:value="0.210976898670197" calcext:value-type="float">
            <text:p>0.210976898670197</text:p>
          </table:table-cell>
          <table:table-cell office:value-type="float" office:value="0.221416115760803" calcext:value-type="float">
            <text:p>0.221416115760803</text:p>
          </table:table-cell>
          <table:table-cell office:value-type="float" office:value="0.362493723630905" calcext:value-type="float">
            <text:p>0.362493723630905</text:p>
          </table:table-cell>
          <table:table-cell office:value-type="float" office:value="0.236551403999329" calcext:value-type="float">
            <text:p>0.236551403999329</text:p>
          </table:table-cell>
          <table:table-cell office:value-type="float" office:value="0.159635484218597" calcext:value-type="float">
            <text:p>0.159635484218597</text:p>
          </table:table-cell>
          <table:table-cell office:value-type="float" office:value="0.284567207098007" calcext:value-type="float">
            <text:p>0.284567207098007</text:p>
          </table:table-cell>
          <table:table-cell office:value-type="float" office:value="0.278467357158661" calcext:value-type="float">
            <text:p>0.278467357158661</text:p>
          </table:table-cell>
          <table:table-cell office:value-type="float" office:value="0.144817590713501" calcext:value-type="float">
            <text:p>0.144817590713501</text:p>
          </table:table-cell>
          <table:table-cell office:value-type="float" office:value="0.31352698802948" calcext:value-type="float">
            <text:p>0.31352698802948</text:p>
          </table:table-cell>
          <table:table-cell office:value-type="float" office:value="0.137750178575516" calcext:value-type="float">
            <text:p>0.137750178575516</text:p>
          </table:table-cell>
          <table:table-cell office:value-type="float" office:value="0.1832335293293" calcext:value-type="float">
            <text:p>0.1832335293293</text:p>
          </table:table-cell>
          <table:table-cell office:value-type="float" office:value="0.220503717660904" calcext:value-type="float">
            <text:p>0.220503717660904</text:p>
          </table:table-cell>
          <table:table-cell office:value-type="float" office:value="0.212710559368134" calcext:value-type="float">
            <text:p>0.212710559368134</text:p>
          </table:table-cell>
          <table:table-cell office:value-type="float" office:value="0.169383645057678" calcext:value-type="float">
            <text:p>0.169383645057678</text:p>
          </table:table-cell>
          <table:table-cell office:value-type="float" office:value="0.150125563144684" calcext:value-type="float">
            <text:p>0.150125563144684</text:p>
          </table:table-cell>
          <table:table-cell office:value-type="float" office:value="0.0987293720245361" calcext:value-type="float">
            <text:p>0.098729372024536</text:p>
          </table:table-cell>
          <table:table-cell office:value-type="float" office:value="0.228839039802551" calcext:value-type="float">
            <text:p>0.228839039802551</text:p>
          </table:table-cell>
          <table:table-cell office:value-type="float" office:value="0.199275076389313" calcext:value-type="float">
            <text:p>0.199275076389313</text:p>
          </table:table-cell>
          <table:table-cell office:value-type="float" office:value="0.128340989351273" calcext:value-type="float">
            <text:p>0.128340989351273</text:p>
          </table:table-cell>
          <table:table-cell office:value-type="float" office:value="0.231093153357506" calcext:value-type="float">
            <text:p>0.231093153357506</text:p>
          </table:table-cell>
          <table:table-cell office:value-type="float" office:value="0.276330411434174" calcext:value-type="float">
            <text:p>0.276330411434174</text:p>
          </table:table-cell>
          <table:table-cell office:value-type="float" office:value="0.173057779669762" calcext:value-type="float">
            <text:p>0.173057779669762</text:p>
          </table:table-cell>
          <table:table-cell office:value-type="float" office:value="0.166648387908936" calcext:value-type="float">
            <text:p>0.166648387908936</text:p>
          </table:table-cell>
          <table:table-cell office:value-type="float" office:value="0.147834956645966" calcext:value-type="float">
            <text:p>0.147834956645966</text:p>
          </table:table-cell>
          <table:table-cell office:value-type="float" office:value="0.139274418354034" calcext:value-type="float">
            <text:p>0.139274418354034</text:p>
          </table:table-cell>
          <table:table-cell office:value-type="float" office:value="0.175957530736923" calcext:value-type="float">
            <text:p>0.175957530736923</text:p>
          </table:table-cell>
          <table:table-cell office:value-type="float" office:value="0.0660784170031548" calcext:value-type="float">
            <text:p>0.066078417003155</text:p>
          </table:table-cell>
          <table:table-cell office:value-type="float" office:value="0.140851050615311" calcext:value-type="float">
            <text:p>0.140851050615311</text:p>
          </table:table-cell>
          <table:table-cell office:value-type="float" office:value="0.325928866863251" calcext:value-type="float">
            <text:p>0.325928866863251</text:p>
          </table:table-cell>
          <table:table-cell office:value-type="float" office:value="0.200795322656631" calcext:value-type="float">
            <text:p>0.200795322656631</text:p>
          </table:table-cell>
          <table:table-cell office:value-type="float" office:value="0.0922915786504746" calcext:value-type="float">
            <text:p>0.092291578650475</text:p>
          </table:table-cell>
          <table:table-cell office:value-type="float" office:value="0.202511355280876" calcext:value-type="float">
            <text:p>0.202511355280876</text:p>
          </table:table-cell>
          <table:table-cell office:value-type="float" office:value="0.153267115354538" calcext:value-type="float">
            <text:p>0.153267115354538</text:p>
          </table:table-cell>
          <table:table-cell office:value-type="float" office:value="0.116367310285568" calcext:value-type="float">
            <text:p>0.116367310285568</text:p>
          </table:table-cell>
          <table:table-cell office:value-type="float" office:value="0.271944969892502" calcext:value-type="float">
            <text:p>0.271944969892502</text:p>
          </table:table-cell>
          <table:table-cell office:value-type="float" office:value="0.0721266865730286" calcext:value-type="float">
            <text:p>0.072126686573029</text:p>
          </table:table-cell>
          <table:table-cell office:value-type="float" office:value="0.214044496417046" calcext:value-type="float">
            <text:p>0.214044496417046</text:p>
          </table:table-cell>
          <table:table-cell office:value-type="float" office:value="0.157519698143005" calcext:value-type="float">
            <text:p>0.157519698143005</text:p>
          </table:table-cell>
          <table:table-cell office:value-type="float" office:value="0.19568943977356" calcext:value-type="float">
            <text:p>0.19568943977356</text:p>
          </table:table-cell>
          <table:table-cell office:value-type="float" office:value="0.257524013519287" calcext:value-type="float">
            <text:p>0.257524013519287</text:p>
          </table:table-cell>
          <table:table-cell office:value-type="float" office:value="0.178831875324249" calcext:value-type="float">
            <text:p>0.178831875324249</text:p>
          </table:table-cell>
          <table:table-cell office:value-type="float" office:value="0.220264971256256" calcext:value-type="float">
            <text:p>0.220264971256256</text:p>
          </table:table-cell>
          <table:table-cell office:value-type="float" office:value="0.259396433830261" calcext:value-type="float">
            <text:p>0.259396433830261</text:p>
          </table:table-cell>
          <table:table-cell office:value-type="float" office:value="0.188756734132767" calcext:value-type="float">
            <text:p>0.188756734132767</text:p>
          </table:table-cell>
          <table:table-cell office:value-type="float" office:value="0.169487446546555" calcext:value-type="float">
            <text:p>0.169487446546555</text:p>
          </table:table-cell>
          <table:table-cell office:value-type="float" office:value="0.176507443189621" calcext:value-type="float">
            <text:p>0.176507443189621</text:p>
          </table:table-cell>
          <table:table-cell office:value-type="float" office:value="0.159810870885849" calcext:value-type="float">
            <text:p>0.159810870885849</text:p>
          </table:table-cell>
          <table:table-cell office:value-type="float" office:value="0.1164311170578" calcext:value-type="float">
            <text:p>0.1164311170578</text:p>
          </table:table-cell>
          <table:table-cell office:value-type="float" office:value="0.128767043352127" calcext:value-type="float">
            <text:p>0.128767043352127</text:p>
          </table:table-cell>
          <table:table-cell office:value-type="float" office:value="0.134289905428886" calcext:value-type="float">
            <text:p>0.134289905428886</text:p>
          </table:table-cell>
          <table:table-cell office:value-type="float" office:value="0.171301499009132" calcext:value-type="float">
            <text:p>0.171301499009132</text:p>
          </table:table-cell>
          <table:table-cell office:value-type="float" office:value="0.0601979717612267" calcext:value-type="float">
            <text:p>0.060197971761227</text:p>
          </table:table-cell>
          <table:table-cell office:value-type="float" office:value="0.102189771831036" calcext:value-type="float">
            <text:p>0.102189771831036</text:p>
          </table:table-cell>
          <table:table-cell office:value-type="float" office:value="0.193572029471397" calcext:value-type="float">
            <text:p>0.193572029471397</text:p>
          </table:table-cell>
          <table:table-cell office:value-type="float" office:value="0.150260865688324" calcext:value-type="float">
            <text:p>0.150260865688324</text:p>
          </table:table-cell>
          <table:table-cell office:value-type="float" office:value="0.190535739064217" calcext:value-type="float">
            <text:p>0.190535739064217</text:p>
          </table:table-cell>
          <table:table-cell office:value-type="float" office:value="0.14713728427887" calcext:value-type="float">
            <text:p>0.14713728427887</text:p>
          </table:table-cell>
          <table:table-cell office:value-type="float" office:value="0.159692466259003" calcext:value-type="float">
            <text:p>0.159692466259003</text:p>
          </table:table-cell>
          <table:table-cell office:value-type="float" office:value="0.148285463452339" calcext:value-type="float">
            <text:p>0.148285463452339</text:p>
          </table:table-cell>
          <table:table-cell office:value-type="float" office:value="0.127040505409241" calcext:value-type="float">
            <text:p>0.127040505409241</text:p>
          </table:table-cell>
          <table:table-cell office:value-type="float" office:value="0.231178030371666" calcext:value-type="float">
            <text:p>0.231178030371666</text:p>
          </table:table-cell>
          <table:table-cell office:value-type="float" office:value="0.170329600572586" calcext:value-type="float">
            <text:p>0.170329600572586</text:p>
          </table:table-cell>
          <table:table-cell office:value-type="float" office:value="0.124964892864227" calcext:value-type="float">
            <text:p>0.124964892864227</text:p>
          </table:table-cell>
          <table:table-cell office:value-type="float" office:value="0.122418731451035" calcext:value-type="float">
            <text:p>0.122418731451035</text:p>
          </table:table-cell>
          <table:table-cell office:value-type="float" office:value="0.130691140890121" calcext:value-type="float">
            <text:p>0.130691140890121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98"/>
        </table:table-row>
        <table:table-row table:style-name="ro1">
          <table:table-cell office:value-type="float" office:value="2781.42825722694" calcext:value-type="float">
            <text:p>2781.42825722694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38.1" calcext:value-type="float">
            <text:p>38.1</text:p>
          </table:table-cell>
          <table:table-cell office:value-type="float" office:value="10.6" calcext:value-type="float">
            <text:p>10.6</text:p>
          </table:table-cell>
          <table:table-cell office:value-type="float" office:value="9.9" calcext:value-type="float">
            <text:p>9.9</text:p>
          </table:table-cell>
          <table:table-cell office:value-type="float" office:value="19" calcext:value-type="float">
            <text:p>19</text:p>
          </table:table-cell>
          <table:table-cell office:value-type="float" office:value="33.8" calcext:value-type="float">
            <text:p>33.8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132.4" calcext:value-type="float">
            <text:p>132.4</text:p>
          </table:table-cell>
          <table:table-cell office:value-type="float" office:value="58.1" calcext:value-type="float">
            <text:p>58.1</text:p>
          </table:table-cell>
          <table:table-cell office:value-type="float" office:value="80.2" calcext:value-type="float">
            <text:p>80.2</text:p>
          </table:table-cell>
          <table:table-cell office:value-type="float" office:value="31.6" calcext:value-type="float">
            <text:p>31.6</text:p>
          </table:table-cell>
          <table:table-cell office:value-type="float" office:value="26.8" calcext:value-type="float">
            <text:p>26.8</text:p>
          </table:table-cell>
          <table:table-cell office:value-type="float" office:value="34.1" calcext:value-type="float">
            <text:p>34.1</text:p>
          </table:table-cell>
          <table:table-cell office:value-type="float" office:value="35.1" calcext:value-type="float">
            <text:p>35.1</text:p>
          </table:table-cell>
          <table:table-cell office:value-type="float" office:value="63" calcext:value-type="float">
            <text:p>63</text:p>
          </table:table-cell>
          <table:table-cell office:value-type="float" office:value="75.5" calcext:value-type="float">
            <text:p>75.5</text:p>
          </table:table-cell>
          <table:table-cell office:value-type="float" office:value="93.9" calcext:value-type="float">
            <text:p>93.9</text:p>
          </table:table-cell>
          <table:table-cell office:value-type="float" office:value="58.6" calcext:value-type="float">
            <text:p>58.6</text:p>
          </table:table-cell>
          <table:table-cell office:value-type="float" office:value="86.7" calcext:value-type="float">
            <text:p>86.7</text:p>
          </table:table-cell>
          <table:table-cell office:value-type="float" office:value="110.4" calcext:value-type="float">
            <text:p>110.4</text:p>
          </table:table-cell>
          <table:table-cell office:value-type="float" office:value="90.5" calcext:value-type="float">
            <text:p>90.5</text:p>
          </table:table-cell>
          <table:table-cell office:value-type="float" office:value="192.9" calcext:value-type="float">
            <text:p>192.9</text:p>
          </table:table-cell>
          <table:table-cell office:value-type="float" office:value="188.7" calcext:value-type="float">
            <text:p>188.7</text:p>
          </table:table-cell>
          <table:table-cell office:value-type="float" office:value="59.6" calcext:value-type="float">
            <text:p>59.6</text:p>
          </table:table-cell>
          <table:table-cell office:value-type="float" office:value="120.9" calcext:value-type="float">
            <text:p>120.9</text:p>
          </table:table-cell>
          <table:table-cell office:value-type="float" office:value="167.4" calcext:value-type="float">
            <text:p>167.4</text:p>
          </table:table-cell>
          <table:table-cell office:value-type="float" office:value="101" calcext:value-type="float">
            <text:p>101</text:p>
          </table:table-cell>
          <table:table-cell office:value-type="float" office:value="91.7" calcext:value-type="float">
            <text:p>91.7</text:p>
          </table:table-cell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office:value-type="float" office:value="97.6" calcext:value-type="float">
            <text:p>97.6</text:p>
          </table:table-cell>
          <table:table-cell office:value-type="float" office:value="200" calcext:value-type="float">
            <text:p>200</text:p>
          </table:table-cell>
          <table:table-cell office:value-type="float" office:value="120.2" calcext:value-type="float">
            <text:p>120.2</text:p>
          </table:table-cell>
          <table:table-cell office:value-type="float" office:value="200" calcext:value-type="float">
            <text:p>200</text:p>
          </table:table-cell>
          <table:table-cell office:value-type="float" office:value="196.7" calcext:value-type="float">
            <text:p>196.7</text:p>
          </table:table-cell>
          <table:table-cell office:value-type="float" office:value="156.5" calcext:value-type="float">
            <text:p>156.5</text:p>
          </table:table-cell>
          <table:table-cell office:value-type="float" office:value="166.7" calcext:value-type="float">
            <text:p>166.7</text:p>
          </table:table-cell>
          <table:table-cell office:value-type="float" office:value="167.5" calcext:value-type="float">
            <text:p>167.5</text:p>
          </table:table-cell>
          <table:table-cell office:value-type="float" office:value="181.8" calcext:value-type="float">
            <text:p>181.8</text:p>
          </table:table-cell>
          <table:table-cell office:value-type="float" office:value="200" calcext:value-type="float">
            <text:p>200</text:p>
          </table:table-cell>
          <table:table-cell office:value-type="float" office:value="168.5" calcext:value-type="float">
            <text:p>168.5</text:p>
          </table:table-cell>
          <table:table-cell office:value-type="float" office:value="186.5" calcext:value-type="float">
            <text:p>186.5</text:p>
          </table:table-cell>
          <table:table-cell office:value-type="float" office:value="159.9" calcext:value-type="float">
            <text:p>159.9</text:p>
          </table:table-cell>
          <table:table-cell office:value-type="float" office:value="155.8" calcext:value-type="float">
            <text:p>155.8</text:p>
          </table:table-cell>
          <table:table-cell office:value-type="float" office:value="190.7" calcext:value-type="float">
            <text:p>190.7</text:p>
          </table:table-cell>
          <table:table-cell office:value-type="float" office:value="183.2" calcext:value-type="float">
            <text:p>183.2</text:p>
          </table:table-cell>
          <table:table-cell office:value-type="float" office:value="195.5" calcext:value-type="float">
            <text:p>195.5</text:p>
          </table:table-cell>
          <table:table-cell office:value-type="float" office:value="190.8" calcext:value-type="float">
            <text:p>190.8</text:p>
          </table:table-cell>
          <table:table-cell office:value-type="float" office:value="198.8" calcext:value-type="float">
            <text:p>198.8</text:p>
          </table:table-cell>
          <table:table-cell office:value-type="float" office:value="167.6" calcext:value-type="float">
            <text:p>167.6</text:p>
          </table:table-cell>
          <table:table-cell office:value-type="float" office:value="191.4" calcext:value-type="float">
            <text:p>191.4</text:p>
          </table:table-cell>
          <table:table-cell office:value-type="float" office:value="197.1" calcext:value-type="float">
            <text:p>197.1</text:p>
          </table:table-cell>
          <table:table-cell office:value-type="float" office:value="194.5" calcext:value-type="float">
            <text:p>194.5</text:p>
          </table:table-cell>
          <table:table-cell office:value-type="float" office:value="168.8" calcext:value-type="float">
            <text:p>168.8</text:p>
          </table:table-cell>
          <table:table-cell office:value-type="float" office:value="194.3" calcext:value-type="float">
            <text:p>194.3</text:p>
          </table:table-cell>
          <table:table-cell office:value-type="float" office:value="198.8" calcext:value-type="float">
            <text:p>198.8</text:p>
          </table:table-cell>
          <table:table-cell office:value-type="float" office:value="182.1" calcext:value-type="float">
            <text:p>182.1</text:p>
          </table:table-cell>
          <table:table-cell office:value-type="float" office:value="169.7" calcext:value-type="float">
            <text:p>169.7</text:p>
          </table:table-cell>
          <table:table-cell office:value-type="float" office:value="196.1" calcext:value-type="float">
            <text:p>196.1</text:p>
          </table:table-cell>
          <table:table-cell office:value-type="float" office:value="190.1" calcext:value-type="float">
            <text:p>190.1</text:p>
          </table:table-cell>
          <table:table-cell office:value-type="float" office:value="183.9" calcext:value-type="float">
            <text:p>183.9</text:p>
          </table:table-cell>
          <table:table-cell office:value-type="float" office:value="191.3" calcext:value-type="float">
            <text:p>191.3</text:p>
          </table:table-cell>
          <table:table-cell office:value-type="float" office:value="196.1" calcext:value-type="float">
            <text:p>196.1</text:p>
          </table:table-cell>
          <table:table-cell office:value-type="float" office:value="187.2" calcext:value-type="float">
            <text:p>187.2</text:p>
          </table:table-cell>
          <table:table-cell office:value-type="float" office:value="200" calcext:value-type="float">
            <text:p>200</text:p>
          </table:table-cell>
          <table:table-cell office:value-type="float" office:value="189.4" calcext:value-type="float">
            <text:p>189.4</text:p>
          </table:table-cell>
          <table:table-cell office:value-type="float" office:value="197.3" calcext:value-type="float">
            <text:p>197.3</text:p>
          </table:table-cell>
          <table:table-cell office:value-type="float" office:value="169.1" calcext:value-type="float">
            <text:p>169.1</text:p>
          </table:table-cell>
          <table:table-cell office:value-type="float" office:value="194.5" calcext:value-type="float">
            <text:p>194.5</text:p>
          </table:table-cell>
          <table:table-cell office:value-type="float" office:value="183.3" calcext:value-type="float">
            <text:p>183.3</text:p>
          </table:table-cell>
          <table:table-cell office:value-type="float" office:value="197.1" calcext:value-type="float">
            <text:p>197.1</text:p>
          </table:table-cell>
          <table:table-cell office:value-type="float" office:value="183.2" calcext:value-type="float">
            <text:p>183.2</text:p>
          </table:table-cell>
          <table:table-cell office:value-type="float" office:value="181" calcext:value-type="float">
            <text:p>181</text:p>
          </table:table-cell>
          <table:table-cell office:value-type="float" office:value="197.7" calcext:value-type="float">
            <text:p>197.7</text:p>
          </table:table-cell>
          <table:table-cell office:value-type="float" office:value="193.5" calcext:value-type="float">
            <text:p>193.5</text:p>
          </table:table-cell>
          <table:table-cell office:value-type="float" office:value="191.6" calcext:value-type="float">
            <text:p>191.6</text:p>
          </table:table-cell>
          <table:table-cell office:value-type="float" office:value="191.9" calcext:value-type="float">
            <text:p>191.9</text:p>
          </table:table-cell>
          <table:table-cell office:value-type="float" office:value="176.3" calcext:value-type="float">
            <text:p>176.3</text:p>
          </table:table-cell>
          <table:table-cell office:value-type="float" office:value="181.8" calcext:value-type="float">
            <text:p>181.8</text:p>
          </table:table-cell>
          <table:table-cell office:value-type="float" office:value="199.8" calcext:value-type="float">
            <text:p>199.8</text:p>
          </table:table-cell>
          <table:table-cell office:value-type="float" office:value="198.3" calcext:value-type="float">
            <text:p>198.3</text:p>
          </table:table-cell>
          <table:table-cell office:value-type="float" office:value="196" calcext:value-type="float">
            <text:p>196</text:p>
          </table:table-cell>
          <table:table-cell office:value-type="float" office:value="186.2" calcext:value-type="float">
            <text:p>186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8.8" calcext:value-type="float">
            <text:p>198.8</text:p>
          </table:table-cell>
          <table:table-cell office:value-type="float" office:value="200" calcext:value-type="float">
            <text:p>200</text:p>
          </table:table-cell>
          <table:table-cell office:value-type="float" office:value="197.8" calcext:value-type="float">
            <text:p>197.8</text:p>
          </table:table-cell>
          <table:table-cell office:value-type="float" office:value="199.9" calcext:value-type="float">
            <text:p>199.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7.3" calcext:value-type="float">
            <text:p>197.3</text:p>
          </table:table-cell>
          <table:table-cell office:value-type="float" office:value="198.5" calcext:value-type="float">
            <text:p>198.5</text:p>
          </table:table-cell>
          <table:table-cell office:value-type="float" office:value="194.2" calcext:value-type="float">
            <text:p>194.2</text:p>
          </table:table-cell>
          <table:table-cell office:value-type="float" office:value="200" calcext:value-type="float">
            <text:p>200</text:p>
          </table:table-cell>
          <table:table-cell office:value-type="float" office:value="198.4" calcext:value-type="float">
            <text:p>198.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435198456048966" calcext:value-type="float">
            <text:p>0.435198456048966</text:p>
          </table:table-cell>
          <table:table-cell office:value-type="float" office:value="0.31761559844017" calcext:value-type="float">
            <text:p>0.31761559844017</text:p>
          </table:table-cell>
          <table:table-cell office:value-type="float" office:value="0.254194855690002" calcext:value-type="float">
            <text:p>0.254194855690002</text:p>
          </table:table-cell>
          <table:table-cell office:value-type="float" office:value="0.269123315811157" calcext:value-type="float">
            <text:p>0.269123315811157</text:p>
          </table:table-cell>
          <table:table-cell office:value-type="float" office:value="0.217583507299423" calcext:value-type="float">
            <text:p>0.217583507299423</text:p>
          </table:table-cell>
          <table:table-cell office:value-type="float" office:value="0.271163195371628" calcext:value-type="float">
            <text:p>0.271163195371628</text:p>
          </table:table-cell>
          <table:table-cell office:value-type="float" office:value="0.240158259868622" calcext:value-type="float">
            <text:p>0.240158259868622</text:p>
          </table:table-cell>
          <table:table-cell office:value-type="float" office:value="0.227173954248428" calcext:value-type="float">
            <text:p>0.227173954248428</text:p>
          </table:table-cell>
          <table:table-cell office:value-type="float" office:value="0.191235452890396" calcext:value-type="float">
            <text:p>0.191235452890396</text:p>
          </table:table-cell>
          <table:table-cell office:value-type="float" office:value="0.251855850219727" calcext:value-type="float">
            <text:p>0.251855850219727</text:p>
          </table:table-cell>
          <table:table-cell office:value-type="float" office:value="0.11718276143074" calcext:value-type="float">
            <text:p>0.11718276143074</text:p>
          </table:table-cell>
          <table:table-cell office:value-type="float" office:value="0.155121058225632" calcext:value-type="float">
            <text:p>0.155121058225632</text:p>
          </table:table-cell>
          <table:table-cell office:value-type="float" office:value="0.155394494533539" calcext:value-type="float">
            <text:p>0.155394494533539</text:p>
          </table:table-cell>
          <table:table-cell office:value-type="float" office:value="0.118448227643967" calcext:value-type="float">
            <text:p>0.118448227643967</text:p>
          </table:table-cell>
          <table:table-cell office:value-type="float" office:value="0.119284465909004" calcext:value-type="float">
            <text:p>0.119284465909004</text:p>
          </table:table-cell>
          <table:table-cell office:value-type="float" office:value="0.126656234264374" calcext:value-type="float">
            <text:p>0.126656234264374</text:p>
          </table:table-cell>
          <table:table-cell office:value-type="float" office:value="0.0843804627656937" calcext:value-type="float">
            <text:p>0.084380462765694</text:p>
          </table:table-cell>
          <table:table-cell office:value-type="float" office:value="0.109226875007153" calcext:value-type="float">
            <text:p>0.109226875007153</text:p>
          </table:table-cell>
          <table:table-cell office:value-type="float" office:value="0.130119681358337" calcext:value-type="float">
            <text:p>0.130119681358337</text:p>
          </table:table-cell>
          <table:table-cell office:value-type="float" office:value="0.121170960366726" calcext:value-type="float">
            <text:p>0.121170960366726</text:p>
          </table:table-cell>
          <table:table-cell office:value-type="float" office:value="0.119211569428444" calcext:value-type="float">
            <text:p>0.119211569428444</text:p>
          </table:table-cell>
          <table:table-cell office:value-type="float" office:value="0.0927406325936317" calcext:value-type="float">
            <text:p>0.092740632593632</text:p>
          </table:table-cell>
          <table:table-cell office:value-type="float" office:value="0.0493692047894001" calcext:value-type="float">
            <text:p>0.0493692047894</text:p>
          </table:table-cell>
          <table:table-cell office:value-type="float" office:value="0.0536255910992622" calcext:value-type="float">
            <text:p>0.053625591099262</text:p>
          </table:table-cell>
          <table:table-cell office:value-type="float" office:value="0.114097572863102" calcext:value-type="float">
            <text:p>0.114097572863102</text:p>
          </table:table-cell>
          <table:table-cell office:value-type="float" office:value="0.0693901926279068" calcext:value-type="float">
            <text:p>0.069390192627907</text:p>
          </table:table-cell>
          <table:table-cell office:value-type="float" office:value="0.0525504238903523" calcext:value-type="float">
            <text:p>0.052550423890352</text:p>
          </table:table-cell>
          <table:table-cell office:value-type="float" office:value="0.0590702183544636" calcext:value-type="float">
            <text:p>0.059070218354464</text:p>
          </table:table-cell>
          <table:table-cell office:value-type="float" office:value="0.0552245005965233" calcext:value-type="float">
            <text:p>0.055224500596523</text:p>
          </table:table-cell>
          <table:table-cell office:value-type="float" office:value="0.0544588193297386" calcext:value-type="float">
            <text:p>0.054458819329739</text:p>
          </table:table-cell>
          <table:table-cell office:value-type="float" office:value="0.0438012182712555" calcext:value-type="float">
            <text:p>0.043801218271256</text:p>
          </table:table-cell>
          <table:table-cell office:value-type="float" office:value="0.0974057242274285" calcext:value-type="float">
            <text:p>0.097405724227429</text:p>
          </table:table-cell>
          <table:table-cell office:value-type="float" office:value="0.0629940629005432" calcext:value-type="float">
            <text:p>0.062994062900543</text:p>
          </table:table-cell>
          <table:table-cell office:value-type="float" office:value="0.0271878242492676" calcext:value-type="float">
            <text:p>0.027187824249268</text:p>
          </table:table-cell>
          <table:table-cell office:value-type="float" office:value="0.0725858211517334" calcext:value-type="float">
            <text:p>0.072585821151733</text:p>
          </table:table-cell>
          <table:table-cell office:value-type="float" office:value="0.0559123754501343" calcext:value-type="float">
            <text:p>0.055912375450134</text:p>
          </table:table-cell>
          <table:table-cell office:value-type="float" office:value="0.119329363107681" calcext:value-type="float">
            <text:p>0.119329363107681</text:p>
          </table:table-cell>
          <table:table-cell office:value-type="float" office:value="0.0779966190457344" calcext:value-type="float">
            <text:p>0.077996619045734</text:p>
          </table:table-cell>
          <table:table-cell office:value-type="float" office:value="0.0490110851824284" calcext:value-type="float">
            <text:p>0.049011085182428</text:p>
          </table:table-cell>
          <table:table-cell office:value-type="float" office:value="0.0435213409364224" calcext:value-type="float">
            <text:p>0.043521340936422</text:p>
          </table:table-cell>
          <table:table-cell office:value-type="float" office:value="0.0496777482330799" calcext:value-type="float">
            <text:p>0.04967774823308</text:p>
          </table:table-cell>
          <table:table-cell office:value-type="float" office:value="0.0294308103621006" calcext:value-type="float">
            <text:p>0.029430810362101</text:p>
          </table:table-cell>
          <table:table-cell office:value-type="float" office:value="0.0394058749079704" calcext:value-type="float">
            <text:p>0.039405874907971</text:p>
          </table:table-cell>
          <table:table-cell office:value-type="float" office:value="0.0534514337778091" calcext:value-type="float">
            <text:p>0.053451433777809</text:p>
          </table:table-cell>
          <table:table-cell office:value-type="float" office:value="0.0470328703522682" calcext:value-type="float">
            <text:p>0.047032870352268</text:p>
          </table:table-cell>
          <table:table-cell office:value-type="float" office:value="0.061562292277813" calcext:value-type="float">
            <text:p>0.061562292277813</text:p>
          </table:table-cell>
          <table:table-cell office:value-type="float" office:value="0.0500462464988232" calcext:value-type="float">
            <text:p>0.050046246498823</text:p>
          </table:table-cell>
          <table:table-cell office:value-type="float" office:value="0.0429947674274445" calcext:value-type="float">
            <text:p>0.042994767427445</text:p>
          </table:table-cell>
          <table:table-cell office:value-type="float" office:value="0.0310946293175221" calcext:value-type="float">
            <text:p>0.031094629317522</text:p>
          </table:table-cell>
          <table:table-cell office:value-type="float" office:value="0.0517779774963856" calcext:value-type="float">
            <text:p>0.051777977496386</text:p>
          </table:table-cell>
          <table:table-cell office:value-type="float" office:value="0.0516239628195763" calcext:value-type="float">
            <text:p>0.051623962819576</text:p>
          </table:table-cell>
          <table:table-cell office:value-type="float" office:value="0.0208176840096712" calcext:value-type="float">
            <text:p>0.020817684009671</text:p>
          </table:table-cell>
          <table:table-cell office:value-type="float" office:value="0.0937050729990006" calcext:value-type="float">
            <text:p>0.093705072999001</text:p>
          </table:table-cell>
          <table:table-cell office:value-type="float" office:value="0.0819026827812195" calcext:value-type="float">
            <text:p>0.08190268278122</text:p>
          </table:table-cell>
          <table:table-cell office:value-type="float" office:value="0.035009503364563" calcext:value-type="float">
            <text:p>0.035009503364563</text:p>
          </table:table-cell>
          <table:table-cell office:value-type="float" office:value="0.0589709728956223" calcext:value-type="float">
            <text:p>0.058970972895622</text:p>
          </table:table-cell>
          <table:table-cell office:value-type="float" office:value="0.0873495042324066" calcext:value-type="float">
            <text:p>0.087349504232407</text:p>
          </table:table-cell>
          <table:table-cell office:value-type="float" office:value="0.0685652792453766" calcext:value-type="float">
            <text:p>0.068565279245377</text:p>
          </table:table-cell>
          <table:table-cell office:value-type="float" office:value="0.0339306071400642" calcext:value-type="float">
            <text:p>0.033930607140064</text:p>
          </table:table-cell>
          <table:table-cell office:value-type="float" office:value="0.0546909347176552" calcext:value-type="float">
            <text:p>0.054690934717655</text:p>
          </table:table-cell>
          <table:table-cell office:value-type="float" office:value="0.0859798640012741" calcext:value-type="float">
            <text:p>0.085979864001274</text:p>
          </table:table-cell>
          <table:table-cell office:value-type="float" office:value="0.0578277483582497" calcext:value-type="float">
            <text:p>0.05782774835825</text:p>
          </table:table-cell>
          <table:table-cell office:value-type="float" office:value="0.0843231827020645" calcext:value-type="float">
            <text:p>0.084323182702065</text:p>
          </table:table-cell>
          <table:table-cell office:value-type="float" office:value="0.0658576115965843" calcext:value-type="float">
            <text:p>0.065857611596584</text:p>
          </table:table-cell>
          <table:table-cell office:value-type="float" office:value="0.0535099022090435" calcext:value-type="float">
            <text:p>0.053509902209044</text:p>
          </table:table-cell>
          <table:table-cell office:value-type="float" office:value="0.0505374483764172" calcext:value-type="float">
            <text:p>0.050537448376417</text:p>
          </table:table-cell>
          <table:table-cell office:value-type="float" office:value="0.0831388086080551" calcext:value-type="float">
            <text:p>0.083138808608055</text:p>
          </table:table-cell>
          <table:table-cell office:value-type="float" office:value="0.0408990420401096" calcext:value-type="float">
            <text:p>0.04089904204011</text:p>
          </table:table-cell>
          <table:table-cell office:value-type="float" office:value="0.0451087653636932" calcext:value-type="float">
            <text:p>0.045108765363693</text:p>
          </table:table-cell>
          <table:table-cell office:value-type="float" office:value="0.0479191243648529" calcext:value-type="float">
            <text:p>0.047919124364853</text:p>
          </table:table-cell>
          <table:table-cell office:value-type="float" office:value="0.085117906332016" calcext:value-type="float">
            <text:p>0.085117906332016</text:p>
          </table:table-cell>
          <table:table-cell office:value-type="float" office:value="0.0655567497014999" calcext:value-type="float">
            <text:p>0.0655567497015</text:p>
          </table:table-cell>
          <table:table-cell office:value-type="float" office:value="0.0749459639191628" calcext:value-type="float">
            <text:p>0.074945963919163</text:p>
          </table:table-cell>
          <table:table-cell office:value-type="float" office:value="0.0568791180849075" calcext:value-type="float">
            <text:p>0.056879118084908</text:p>
          </table:table-cell>
          <table:table-cell office:value-type="float" office:value="0.0733148157596588" calcext:value-type="float">
            <text:p>0.073314815759659</text:p>
          </table:table-cell>
          <table:table-cell office:value-type="float" office:value="0.0375941097736359" calcext:value-type="float">
            <text:p>0.037594109773636</text:p>
          </table:table-cell>
          <table:table-cell office:value-type="float" office:value="0.0672853589057922" calcext:value-type="float">
            <text:p>0.067285358905792</text:p>
          </table:table-cell>
          <table:table-cell office:value-type="float" office:value="0.0523752942681313" calcext:value-type="float">
            <text:p>0.052375294268131</text:p>
          </table:table-cell>
          <table:table-cell office:value-type="float" office:value="0.045259952545166" calcext:value-type="float">
            <text:p>0.045259952545166</text:p>
          </table:table-cell>
          <table:table-cell office:value-type="float" office:value="0.0521513558924198" calcext:value-type="float">
            <text:p>0.05215135589242</text:p>
          </table:table-cell>
          <table:table-cell office:value-type="float" office:value="0.026595413684845" calcext:value-type="float">
            <text:p>0.026595413684845</text:p>
          </table:table-cell>
          <table:table-cell office:value-type="float" office:value="0.0617323443293572" calcext:value-type="float">
            <text:p>0.061732344329357</text:p>
          </table:table-cell>
          <table:table-cell office:value-type="float" office:value="0.0781471952795982" calcext:value-type="float">
            <text:p>0.078147195279598</text:p>
          </table:table-cell>
          <table:table-cell office:value-type="float" office:value="0.0399993881583214" calcext:value-type="float">
            <text:p>0.039999388158321</text:p>
          </table:table-cell>
          <table:table-cell office:value-type="float" office:value="0.0992020070552826" calcext:value-type="float">
            <text:p>0.099202007055283</text:p>
          </table:table-cell>
          <table:table-cell office:value-type="float" office:value="0.0653422921895981" calcext:value-type="float">
            <text:p>0.065342292189598</text:p>
          </table:table-cell>
          <table:table-cell office:value-type="float" office:value="0.0710197314620018" calcext:value-type="float">
            <text:p>0.071019731462002</text:p>
          </table:table-cell>
          <table:table-cell office:value-type="float" office:value="0.0496161170303822" calcext:value-type="float">
            <text:p>0.049616117030382</text:p>
          </table:table-cell>
          <table:table-cell office:value-type="float" office:value="0.0641939789056778" calcext:value-type="float">
            <text:p>0.064193978905678</text:p>
          </table:table-cell>
          <table:table-cell office:value-type="float" office:value="0.059006467461586" calcext:value-type="float">
            <text:p>0.059006467461586</text:p>
          </table:table-cell>
          <table:table-cell office:value-type="float" office:value="0.032747607678175" calcext:value-type="float">
            <text:p>0.032747607678175</text:p>
          </table:table-cell>
          <table:table-cell office:value-type="float" office:value="0.0491099394857883" calcext:value-type="float">
            <text:p>0.049109939485788</text:p>
          </table:table-cell>
          <table:table-cell office:value-type="float" office:value="0.0716455280780792" calcext:value-type="float">
            <text:p>0.071645528078079</text:p>
          </table:table-cell>
          <table:table-cell office:value-type="float" office:value="0.0719132870435715" calcext:value-type="float">
            <text:p>0.071913287043572</text:p>
          </table:table-cell>
          <table:table-cell office:value-type="float" office:value="0.0342678837478161" calcext:value-type="float">
            <text:p>0.034267883747816</text:p>
          </table:table-cell>
          <table:table-cell office:value-type="float" office:value="0.0646174550056458" calcext:value-type="float">
            <text:p>0.064617455005646</text:p>
          </table:table-cell>
          <table:table-cell office:value-type="float" office:value="0.0388609394431114" calcext:value-type="float">
            <text:p>0.038860939443112</text:p>
          </table:table-cell>
          <table:table-cell office:value-type="float" office:value="0.0503852888941765" calcext:value-type="float">
            <text:p>0.050385288894177</text:p>
          </table:table-cell>
          <table:table-cell office:value-type="float" office:value="0.0463442280888557" calcext:value-type="float">
            <text:p>0.046344228088856</text:p>
          </table:table-cell>
          <table:table-cell office:value-type="float" office:value="0.0366643741726875" calcext:value-type="float">
            <text:p>0.036664374172688</text:p>
          </table:table-cell>
          <table:table-cell office:value-type="float" office:value="0.0798014849424362" calcext:value-type="float">
            <text:p>0.079801484942436</text:p>
          </table:table-cell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table:number-columns-repeated="1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8"/>
        </table:table-row>
        <table:table-row table:style-name="ro1">
          <table:table-cell office:value-type="float" office:value="1223.63105225563" calcext:value-type="float">
            <text:p>1223.63105225563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10.6" calcext:value-type="float">
            <text:p>10.6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.4</text:p>
          </table:table-cell>
          <table:table-cell office:value-type="float" office:value="31.8" calcext:value-type="float">
            <text:p>31.8</text:p>
          </table:table-cell>
          <table:table-cell office:value-type="float" office:value="42.4" calcext:value-type="float">
            <text:p>42.4</text:p>
          </table:table-cell>
          <table:table-cell office:value-type="float" office:value="32.7" calcext:value-type="float">
            <text:p>32.7</text:p>
          </table:table-cell>
          <table:table-cell office:value-type="float" office:value="29.3" calcext:value-type="float">
            <text:p>29.3</text:p>
          </table:table-cell>
          <table:table-cell office:value-type="float" office:value="22" calcext:value-type="float">
            <text:p>22</text:p>
          </table:table-cell>
          <table:table-cell office:value-type="float" office:value="39.9" calcext:value-type="float">
            <text:p>39.9</text:p>
          </table:table-cell>
          <table:table-cell office:value-type="float" office:value="24.1" calcext:value-type="float">
            <text:p>24.1</text:p>
          </table:table-cell>
          <table:table-cell office:value-type="float" office:value="43" calcext:value-type="float">
            <text:p>43</text:p>
          </table:table-cell>
          <table:table-cell office:value-type="float" office:value="53.8" calcext:value-type="float">
            <text:p>53.8</text:p>
          </table:table-cell>
          <table:table-cell office:value-type="float" office:value="85" calcext:value-type="float">
            <text:p>85</text:p>
          </table:table-cell>
          <table:table-cell office:value-type="float" office:value="45.5" calcext:value-type="float">
            <text:p>45.5</text:p>
          </table:table-cell>
          <table:table-cell office:value-type="float" office:value="34.5" calcext:value-type="float">
            <text:p>34.5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4.4" calcext:value-type="float">
            <text:p>124.4</text:p>
          </table:table-cell>
          <table:table-cell office:value-type="float" office:value="114.5" calcext:value-type="float">
            <text:p>114.5</text:p>
          </table:table-cell>
          <table:table-cell office:value-type="float" office:value="95.2" calcext:value-type="float">
            <text:p>95.2</text:p>
          </table:table-cell>
          <table:table-cell office:value-type="float" office:value="80" calcext:value-type="float">
            <text:p>80</text:p>
          </table:table-cell>
          <table:table-cell office:value-type="float" office:value="88.8" calcext:value-type="float">
            <text:p>88.8</text:p>
          </table:table-cell>
          <table:table-cell office:value-type="float" office:value="120" calcext:value-type="float">
            <text:p>120</text:p>
          </table:table-cell>
          <table:table-cell office:value-type="float" office:value="112.4" calcext:value-type="float">
            <text:p>112.4</text:p>
          </table:table-cell>
          <table:table-cell office:value-type="float" office:value="148.7" calcext:value-type="float">
            <text:p>148.7</text:p>
          </table:table-cell>
          <table:table-cell office:value-type="float" office:value="172.5" calcext:value-type="float">
            <text:p>172.5</text:p>
          </table:table-cell>
          <table:table-cell office:value-type="float" office:value="183.8" calcext:value-type="float">
            <text:p>183.8</text:p>
          </table:table-cell>
          <table:table-cell office:value-type="float" office:value="143.8" calcext:value-type="float">
            <text:p>143.8</text:p>
          </table:table-cell>
          <table:table-cell office:value-type="float" office:value="146.1" calcext:value-type="float">
            <text:p>146.1</text:p>
          </table:table-cell>
          <table:table-cell office:value-type="float" office:value="137.3" calcext:value-type="float">
            <text:p>137.3</text:p>
          </table:table-cell>
          <table:table-cell office:value-type="float" office:value="156.7" calcext:value-type="float">
            <text:p>156.7</text:p>
          </table:table-cell>
          <table:table-cell office:value-type="float" office:value="88.5" calcext:value-type="float">
            <text:p>88.5</text:p>
          </table:table-cell>
          <table:table-cell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144.5" calcext:value-type="float">
            <text:p>144.5</text:p>
          </table:table-cell>
          <table:table-cell office:value-type="float" office:value="163.4" calcext:value-type="float">
            <text:p>163.4</text:p>
          </table:table-cell>
          <table:table-cell office:value-type="float" office:value="165.5" calcext:value-type="float">
            <text:p>165.5</text:p>
          </table:table-cell>
          <table:table-cell office:value-type="float" office:value="165.6" calcext:value-type="float">
            <text:p>165.6</text:p>
          </table:table-cell>
          <table:table-cell office:value-type="float" office:value="186.1" calcext:value-type="float">
            <text:p>186.1</text:p>
          </table:table-cell>
          <table:table-cell office:value-type="float" office:value="147.8" calcext:value-type="float">
            <text:p>147.8</text:p>
          </table:table-cell>
          <table:table-cell office:value-type="float" office:value="136.6" calcext:value-type="float">
            <text:p>136.6</text:p>
          </table:table-cell>
          <table:table-cell office:value-type="float" office:value="194.2" calcext:value-type="float">
            <text:p>194.2</text:p>
          </table:table-cell>
          <table:table-cell office:value-type="float" office:value="160" calcext:value-type="float">
            <text:p>160</text:p>
          </table:table-cell>
          <table:table-cell office:value-type="float" office:value="153.9" calcext:value-type="float">
            <text:p>153.9</text:p>
          </table:table-cell>
          <table:table-cell office:value-type="float" office:value="135" calcext:value-type="float">
            <text:p>135</text:p>
          </table:table-cell>
          <table:table-cell office:value-type="float" office:value="176.6" calcext:value-type="float">
            <text:p>176.6</text:p>
          </table:table-cell>
          <table:table-cell office:value-type="float" office:value="187.4" calcext:value-type="float">
            <text:p>187.4</text:p>
          </table:table-cell>
          <table:table-cell office:value-type="float" office:value="168" calcext:value-type="float">
            <text:p>168</text:p>
          </table:table-cell>
          <table:table-cell office:value-type="float" office:value="173.9" calcext:value-type="float">
            <text:p>173.9</text:p>
          </table:table-cell>
          <table:table-cell office:value-type="float" office:value="156.7" calcext:value-type="float">
            <text:p>156.7</text:p>
          </table:table-cell>
          <table:table-cell office:value-type="float" office:value="178.7" calcext:value-type="float">
            <text:p>178.7</text:p>
          </table:table-cell>
          <table:table-cell office:value-type="float" office:value="167.8" calcext:value-type="float">
            <text:p>167.8</text:p>
          </table:table-cell>
          <table:table-cell office:value-type="float" office:value="187.9" calcext:value-type="float">
            <text:p>187.9</text:p>
          </table:table-cell>
          <table:table-cell office:value-type="float" office:value="167.8" calcext:value-type="float">
            <text:p>167.8</text:p>
          </table:table-cell>
          <table:table-cell office:value-type="float" office:value="197" calcext:value-type="float">
            <text:p>197</text:p>
          </table:table-cell>
          <table:table-cell office:value-type="float" office:value="179.9" calcext:value-type="float">
            <text:p>179.9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7.2" calcext:value-type="float">
            <text:p>197.2</text:p>
          </table:table-cell>
          <table:table-cell office:value-type="float" office:value="198.5" calcext:value-type="float">
            <text:p>198.5</text:p>
          </table:table-cell>
          <table:table-cell office:value-type="float" office:value="199.5" calcext:value-type="float">
            <text:p>199.5</text:p>
          </table:table-cell>
          <table:table-cell table:number-columns-repeated="32" office:value-type="float" office:value="200" calcext:value-type="float">
            <text:p>200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8"/>
        </table:table-row>
        <table:table-row table:style-name="ro1">
          <table:table-cell office:value-type="float" office:value="1196.74850797653" calcext:value-type="float">
            <text:p>1196.74850797653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13.4" calcext:value-type="float">
            <text:p>13.4</text:p>
          </table:table-cell>
          <table:table-cell office:value-type="float" office:value="45" calcext:value-type="float">
            <text:p>45</text:p>
          </table:table-cell>
          <table:table-cell office:value-type="float" office:value="117.8" calcext:value-type="float">
            <text:p>117.8</text:p>
          </table:table-cell>
          <table:table-cell office:value-type="float" office:value="21.9" calcext:value-type="float">
            <text:p>21.9</text:p>
          </table:table-cell>
          <table:table-cell office:value-type="float" office:value="44.6" calcext:value-type="float">
            <text:p>44.6</text:p>
          </table:table-cell>
          <table:table-cell office:value-type="float" office:value="21.2" calcext:value-type="float">
            <text:p>21.2</text:p>
          </table:table-cell>
          <table:table-cell office:value-type="float" office:value="19.1" calcext:value-type="float">
            <text:p>19.1</text:p>
          </table:table-cell>
          <table:table-cell office:value-type="float" office:value="15.1" calcext:value-type="float">
            <text:p>15.1</text:p>
          </table:table-cell>
          <table:table-cell office:value-type="float" office:value="20.8" calcext:value-type="float">
            <text:p>20.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1.9" calcext:value-type="float">
            <text:p>41.9</text:p>
          </table:table-cell>
          <table:table-cell office:value-type="float" office:value="51" calcext:value-type="float">
            <text:p>51</text:p>
          </table:table-cell>
          <table:table-cell office:value-type="float" office:value="30.9" calcext:value-type="float">
            <text:p>30.9</text:p>
          </table:table-cell>
          <table:table-cell office:value-type="float" office:value="32.9" calcext:value-type="float">
            <text:p>32.9</text:p>
          </table:table-cell>
          <table:table-cell office:value-type="float" office:value="39.3" calcext:value-type="float">
            <text:p>39.3</text:p>
          </table:table-cell>
          <table:table-cell office:value-type="float" office:value="45" calcext:value-type="float">
            <text:p>45</text:p>
          </table:table-cell>
          <table:table-cell office:value-type="float" office:value="36.5" calcext:value-type="float">
            <text:p>36.5</text:p>
          </table:table-cell>
          <table:table-cell office:value-type="float" office:value="32.3" calcext:value-type="float">
            <text:p>32.3</text:p>
          </table:table-cell>
          <table:table-cell office:value-type="float" office:value="65.9" calcext:value-type="float">
            <text:p>65.9</text:p>
          </table:table-cell>
          <table:table-cell office:value-type="float" office:value="42.2" calcext:value-type="float">
            <text:p>42.2</text:p>
          </table:table-cell>
          <table:table-cell office:value-type="float" office:value="90.5" calcext:value-type="float">
            <text:p>90.5</text:p>
          </table:table-cell>
          <table:table-cell office:value-type="float" office:value="31.2" calcext:value-type="float">
            <text:p>31.2</text:p>
          </table:table-cell>
          <table:table-cell office:value-type="float" office:value="51" calcext:value-type="float">
            <text:p>51</text:p>
          </table:table-cell>
          <table:table-cell office:value-type="float" office:value="86.4" calcext:value-type="float">
            <text:p>86.4</text:p>
          </table:table-cell>
          <table:table-cell office:value-type="float" office:value="191.9" calcext:value-type="float">
            <text:p>191.9</text:p>
          </table:table-cell>
          <table:table-cell office:value-type="float" office:value="57.8" calcext:value-type="float">
            <text:p>57.8</text:p>
          </table:table-cell>
          <table:table-cell office:value-type="float" office:value="76" calcext:value-type="float">
            <text:p>76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31.6" calcext:value-type="float">
            <text:p>131.6</text:p>
          </table:table-cell>
          <table:table-cell office:value-type="float" office:value="150.6" calcext:value-type="float">
            <text:p>150.6</text:p>
          </table:table-cell>
          <table:table-cell office:value-type="float" office:value="150.7" calcext:value-type="float">
            <text:p>150.7</text:p>
          </table:table-cell>
          <table:table-cell office:value-type="float" office:value="186.9" calcext:value-type="float">
            <text:p>186.9</text:p>
          </table:table-cell>
          <table:table-cell office:value-type="float" office:value="134" calcext:value-type="float">
            <text:p>134</text:p>
          </table:table-cell>
          <table:table-cell office:value-type="float" office:value="171.1" calcext:value-type="float">
            <text:p>171.1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146.7" calcext:value-type="float">
            <text:p>146.7</text:p>
          </table:table-cell>
          <table:table-cell office:value-type="float" office:value="156.8" calcext:value-type="float">
            <text:p>156.8</text:p>
          </table:table-cell>
          <table:table-cell office:value-type="float" office:value="145" calcext:value-type="float">
            <text:p>145</text:p>
          </table:table-cell>
          <table:table-cell office:value-type="float" office:value="156.8" calcext:value-type="float">
            <text:p>156.8</text:p>
          </table:table-cell>
          <table:table-cell office:value-type="float" office:value="156.7" calcext:value-type="float">
            <text:p>156.7</text:p>
          </table:table-cell>
          <table:table-cell office:value-type="float" office:value="185.5" calcext:value-type="float">
            <text:p>185.5</text:p>
          </table:table-cell>
          <table:table-cell office:value-type="float" office:value="167" calcext:value-type="float">
            <text:p>167</text:p>
          </table:table-cell>
          <table:table-cell office:value-type="float" office:value="183.8" calcext:value-type="float">
            <text:p>183.8</text:p>
          </table:table-cell>
          <table:table-cell office:value-type="float" office:value="157" calcext:value-type="float">
            <text:p>157</text:p>
          </table:table-cell>
          <table:table-cell office:value-type="float" office:value="153.9" calcext:value-type="float">
            <text:p>153.9</text:p>
          </table:table-cell>
          <table:table-cell office:value-type="float" office:value="198" calcext:value-type="float">
            <text:p>198</text:p>
          </table:table-cell>
          <table:table-cell office:value-type="float" office:value="198.5" calcext:value-type="float">
            <text:p>198.5</text:p>
          </table:table-cell>
          <table:table-cell office:value-type="float" office:value="153.8" calcext:value-type="float">
            <text:p>153.8</text:p>
          </table:table-cell>
          <table:table-cell office:value-type="float" office:value="178.9" calcext:value-type="float">
            <text:p>178.9</text:p>
          </table:table-cell>
          <table:table-cell office:value-type="float" office:value="168.8" calcext:value-type="float">
            <text:p>168.8</text:p>
          </table:table-cell>
          <table:table-cell office:value-type="float" office:value="184.5" calcext:value-type="float">
            <text:p>184.5</text:p>
          </table:table-cell>
          <table:table-cell office:value-type="float" office:value="200" calcext:value-type="float">
            <text:p>200</text:p>
          </table:table-cell>
          <table:table-cell office:value-type="float" office:value="197.8" calcext:value-type="float">
            <text:p>197.8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96.8" calcext:value-type="float">
            <text:p>196.8</text:p>
          </table:table-cell>
          <table:table-cell table:number-columns-repeated="10" office:value-type="float" office:value="200" calcext:value-type="float">
            <text:p>200</text:p>
          </table:table-cell>
          <table:table-cell office:value-type="float" office:value="199.9" calcext:value-type="float">
            <text:p>199.9</text:p>
          </table:table-cell>
          <table:table-cell office:value-type="float" office:value="199.6" calcext:value-type="float">
            <text:p>199.6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9.2" calcext:value-type="float">
            <text:p>199.2</text:p>
          </table:table-cell>
          <table:table-cell office:value-type="float" office:value="195.7" calcext:value-type="float">
            <text:p>195.7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97.9" calcext:value-type="float">
            <text:p>197.9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0.6" calcext:value-type="float">
            <text:p>190.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9.5" calcext:value-type="float">
            <text:p>199.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98"/>
        </table:table-row>
        <table:table-row table:style-name="ro1">
          <table:table-cell office:value-type="float" office:value="1160.19007611275" calcext:value-type="float">
            <text:p>1160.19007611275</text:p>
          </table:table-cell>
          <table:table-cell table:number-columns-repeated="1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5200" calcext:value-type="float">
            <text:p>5200</text:p>
          </table:table-cell>
          <table:table-cell office:value-type="float" office:value="5400" calcext:value-type="float">
            <text:p>5400</text:p>
          </table:table-cell>
          <table:table-cell office:value-type="float" office:value="5600" calcext:value-type="float">
            <text:p>5600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6200" calcext:value-type="float">
            <text:p>6200</text:p>
          </table:table-cell>
          <table:table-cell office:value-type="float" office:value="6400" calcext:value-type="float">
            <text:p>6400</text:p>
          </table:table-cell>
          <table:table-cell office:value-type="float" office:value="6600" calcext:value-type="float">
            <text:p>6600</text:p>
          </table:table-cell>
          <table:table-cell office:value-type="float" office:value="6800" calcext:value-type="float">
            <text:p>68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400" calcext:value-type="float">
            <text:p>7400</text:p>
          </table:table-cell>
          <table:table-cell office:value-type="float" office:value="7600" calcext:value-type="float">
            <text:p>7600</text:p>
          </table:table-cell>
          <table:table-cell office:value-type="float" office:value="7800" calcext:value-type="float">
            <text:p>7800</text:p>
          </table:table-cell>
          <table:table-cell office:value-type="float" office:value="8000" calcext:value-type="float">
            <text:p>80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800" calcext:value-type="float">
            <text:p>88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400" calcext:value-type="float">
            <text:p>9400</text:p>
          </table:table-cell>
          <table:table-cell office:value-type="float" office:value="9600" calcext:value-type="float">
            <text:p>96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800" calcext:value-type="float">
            <text:p>10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600" calcext:value-type="float">
            <text:p>11600</text:p>
          </table:table-cell>
          <table:table-cell office:value-type="float" office:value="11800" calcext:value-type="float">
            <text:p>118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200" calcext:value-type="float">
            <text:p>122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12800" calcext:value-type="float">
            <text:p>1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200" calcext:value-type="float">
            <text:p>13200</text:p>
          </table:table-cell>
          <table:table-cell office:value-type="float" office:value="13400" calcext:value-type="float">
            <text:p>13400</text:p>
          </table:table-cell>
          <table:table-cell office:value-type="float" office:value="13600" calcext:value-type="float">
            <text:p>136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600" calcext:value-type="float">
            <text:p>14600</text:p>
          </table:table-cell>
          <table:table-cell office:value-type="float" office:value="14800" calcext:value-type="float">
            <text:p>148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600" calcext:value-type="float">
            <text:p>15600</text:p>
          </table:table-cell>
          <table:table-cell office:value-type="float" office:value="15800" calcext:value-type="float">
            <text:p>15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600" calcext:value-type="float">
            <text:p>166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7400" calcext:value-type="float">
            <text:p>17400</text:p>
          </table:table-cell>
          <table:table-cell office:value-type="float" office:value="17600" calcext:value-type="float">
            <text:p>17600</text:p>
          </table:table-cell>
          <table:table-cell office:value-type="float" office:value="17800" calcext:value-type="float">
            <text:p>1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400" calcext:value-type="float">
            <text:p>18400</text:p>
          </table:table-cell>
          <table:table-cell office:value-type="float" office:value="18600" calcext:value-type="float">
            <text:p>18600</text:p>
          </table:table-cell>
          <table:table-cell office:value-type="float" office:value="18800" calcext:value-type="float">
            <text:p>188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9400" calcext:value-type="float">
            <text:p>19400</text:p>
          </table:table-cell>
          <table:table-cell office:value-type="float" office:value="19600" calcext:value-type="float">
            <text:p>19600</text:p>
          </table:table-cell>
          <table:table-cell office:value-type="float" office:value="19800" calcext:value-type="float">
            <text:p>19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12.4" calcext:value-type="float">
            <text:p>12.4</text:p>
          </table:table-cell>
          <table:table-cell office:value-type="float" office:value="17.7" calcext:value-type="float">
            <text:p>17.7</text:p>
          </table:table-cell>
          <table:table-cell office:value-type="float" office:value="15.8" calcext:value-type="float">
            <text:p>15.8</text:p>
          </table:table-cell>
          <table:table-cell office:value-type="float" office:value="23.7" calcext:value-type="float">
            <text:p>23.7</text:p>
          </table:table-cell>
          <table:table-cell office:value-type="float" office:value="29.4" calcext:value-type="float">
            <text:p>29.4</text:p>
          </table:table-cell>
          <table:table-cell office:value-type="float" office:value="25.9" calcext:value-type="float">
            <text:p>25.9</text:p>
          </table:table-cell>
          <table:table-cell office:value-type="float" office:value="32.1" calcext:value-type="float">
            <text:p>32.1</text:p>
          </table:table-cell>
          <table:table-cell office:value-type="float" office:value="35.4" calcext:value-type="float">
            <text:p>35.4</text:p>
          </table:table-cell>
          <table:table-cell office:value-type="float" office:value="45" calcext:value-type="float">
            <text:p>45</text:p>
          </table:table-cell>
          <table:table-cell office:value-type="float" office:value="42.1" calcext:value-type="float">
            <text:p>42.1</text:p>
          </table:table-cell>
          <table:table-cell office:value-type="float" office:value="55.3" calcext:value-type="float">
            <text:p>55.3</text:p>
          </table:table-cell>
          <table:table-cell office:value-type="float" office:value="28.9" calcext:value-type="float">
            <text:p>28.9</text:p>
          </table:table-cell>
          <table:table-cell office:value-type="float" office:value="46.7" calcext:value-type="float">
            <text:p>46.7</text:p>
          </table:table-cell>
          <table:table-cell office:value-type="float" office:value="34.9" calcext:value-type="float">
            <text:p>34.9</text:p>
          </table:table-cell>
          <table:table-cell office:value-type="float" office:value="93.7" calcext:value-type="float">
            <text:p>93.7</text:p>
          </table:table-cell>
          <table:table-cell office:value-type="float" office:value="98.1" calcext:value-type="float">
            <text:p>98.1</text:p>
          </table:table-cell>
          <table:table-cell office:value-type="float" office:value="38.5" calcext:value-type="float">
            <text:p>38.5</text:p>
          </table:table-cell>
          <table:table-cell office:value-type="float" office:value="39.9" calcext:value-type="float">
            <text:p>39.9</text:p>
          </table:table-cell>
          <table:table-cell office:value-type="float" office:value="62.2" calcext:value-type="float">
            <text:p>62.2</text:p>
          </table:table-cell>
          <table:table-cell office:value-type="float" office:value="48.7" calcext:value-type="float">
            <text:p>48.7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.1" calcext:value-type="float">
            <text:p>63.1</text:p>
          </table:table-cell>
          <table:table-cell office:value-type="float" office:value="66.1" calcext:value-type="float">
            <text:p>66.1</text:p>
          </table:table-cell>
          <table:table-cell office:value-type="float" office:value="48.2" calcext:value-type="float">
            <text:p>48.2</text:p>
          </table:table-cell>
          <table:table-cell office:value-type="float" office:value="101.2" calcext:value-type="float">
            <text:p>101.2</text:p>
          </table:table-cell>
          <table:table-cell office:value-type="float" office:value="117.1" calcext:value-type="float">
            <text:p>117.1</text:p>
          </table:table-cell>
          <table:table-cell office:value-type="float" office:value="99.7" calcext:value-type="float">
            <text:p>99.7</text:p>
          </table:table-cell>
          <table:table-cell office:value-type="float" office:value="100.9" calcext:value-type="float">
            <text:p>100.9</text:p>
          </table:table-cell>
          <table:table-cell office:value-type="float" office:value="91.7" calcext:value-type="float">
            <text:p>91.7</text:p>
          </table:table-cell>
          <table:table-cell office:value-type="float" office:value="93.1" calcext:value-type="float">
            <text:p>93.1</text:p>
          </table:table-cell>
          <table:table-cell office:value-type="float" office:value="110.1" calcext:value-type="float">
            <text:p>110.1</text:p>
          </table:table-cell>
          <table:table-cell office:value-type="float" office:value="103" calcext:value-type="float">
            <text:p>103</text:p>
          </table:table-cell>
          <table:table-cell office:value-type="float" office:value="102.3" calcext:value-type="float">
            <text:p>102.3</text:p>
          </table:table-cell>
          <table:table-cell office:value-type="float" office:value="103" calcext:value-type="float">
            <text:p>103</text:p>
          </table:table-cell>
          <table:table-cell office:value-type="float" office:value="116.4" calcext:value-type="float">
            <text:p>116.4</text:p>
          </table:table-cell>
          <table:table-cell office:value-type="float" office:value="119.4" calcext:value-type="float">
            <text:p>119.4</text:p>
          </table:table-cell>
          <table:table-cell office:value-type="float" office:value="114.4" calcext:value-type="float">
            <text:p>114.4</text:p>
          </table:table-cell>
          <table:table-cell office:value-type="float" office:value="114.6" calcext:value-type="float">
            <text:p>114.6</text:p>
          </table:table-cell>
          <table:table-cell office:value-type="float" office:value="117.1" calcext:value-type="float">
            <text:p>117.1</text:p>
          </table:table-cell>
          <table:table-cell office:value-type="float" office:value="128.4" calcext:value-type="float">
            <text:p>128.4</text:p>
          </table:table-cell>
          <table:table-cell office:value-type="float" office:value="128.1" calcext:value-type="float">
            <text:p>128.1</text:p>
          </table:table-cell>
          <table:table-cell office:value-type="float" office:value="146.8" calcext:value-type="float">
            <text:p>146.8</text:p>
          </table:table-cell>
          <table:table-cell office:value-type="float" office:value="117.3" calcext:value-type="float">
            <text:p>117.3</text:p>
          </table:table-cell>
          <table:table-cell office:value-type="float" office:value="118.6" calcext:value-type="float">
            <text:p>118.6</text:p>
          </table:table-cell>
          <table:table-cell office:value-type="float" office:value="136.7" calcext:value-type="float">
            <text:p>136.7</text:p>
          </table:table-cell>
          <table:table-cell office:value-type="float" office:value="144.5" calcext:value-type="float">
            <text:p>144.5</text:p>
          </table:table-cell>
          <table:table-cell office:value-type="float" office:value="145.6" calcext:value-type="float">
            <text:p>145.6</text:p>
          </table:table-cell>
          <table:table-cell office:value-type="float" office:value="133.8" calcext:value-type="float">
            <text:p>133.8</text:p>
          </table:table-cell>
          <table:table-cell office:value-type="float" office:value="145.6" calcext:value-type="float">
            <text:p>145.6</text:p>
          </table:table-cell>
          <table:table-cell office:value-type="float" office:value="159.5" calcext:value-type="float">
            <text:p>159.5</text:p>
          </table:table-cell>
          <table:table-cell office:value-type="float" office:value="149.3" calcext:value-type="float">
            <text:p>149.3</text:p>
          </table:table-cell>
          <table:table-cell office:value-type="float" office:value="137.1" calcext:value-type="float">
            <text:p>137.1</text:p>
          </table:table-cell>
          <table:table-cell office:value-type="float" office:value="161.5" calcext:value-type="float">
            <text:p>161.5</text:p>
          </table:table-cell>
          <table:table-cell office:value-type="float" office:value="141" calcext:value-type="float">
            <text:p>141</text:p>
          </table:table-cell>
          <table:table-cell office:value-type="float" office:value="151.8" calcext:value-type="float">
            <text:p>151.8</text:p>
          </table:table-cell>
          <table:table-cell office:value-type="float" office:value="141" calcext:value-type="float">
            <text:p>141</text:p>
          </table:table-cell>
          <table:table-cell office:value-type="float" office:value="149.3" calcext:value-type="float">
            <text:p>149.3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54.1" calcext:value-type="float">
            <text:p>154.1</text:p>
          </table:table-cell>
          <table:table-cell office:value-type="float" office:value="167.7" calcext:value-type="float">
            <text:p>167.7</text:p>
          </table:table-cell>
          <table:table-cell office:value-type="float" office:value="146.8" calcext:value-type="float">
            <text:p>146.8</text:p>
          </table:table-cell>
          <table:table-cell office:value-type="float" office:value="143.9" calcext:value-type="float">
            <text:p>143.9</text:p>
          </table:table-cell>
          <table:table-cell office:value-type="float" office:value="143.6" calcext:value-type="float">
            <text:p>143.6</text:p>
          </table:table-cell>
          <table:table-cell office:value-type="float" office:value="131.8" calcext:value-type="float">
            <text:p>131.8</text:p>
          </table:table-cell>
          <table:table-cell office:value-type="float" office:value="148.8" calcext:value-type="float">
            <text:p>148.8</text:p>
          </table:table-cell>
          <table:table-cell office:value-type="float" office:value="146.4" calcext:value-type="float">
            <text:p>146.4</text:p>
          </table:table-cell>
          <table:table-cell office:value-type="float" office:value="159" calcext:value-type="float">
            <text:p>159</text:p>
          </table:table-cell>
          <table:table-cell office:value-type="float" office:value="141.2" calcext:value-type="float">
            <text:p>141.2</text:p>
          </table:table-cell>
          <table:table-cell office:value-type="float" office:value="141" calcext:value-type="float">
            <text:p>141</text:p>
          </table:table-cell>
          <table:table-cell office:value-type="float" office:value="146.9" calcext:value-type="float">
            <text:p>146.9</text:p>
          </table:table-cell>
          <table:table-cell office:value-type="float" office:value="137.5" calcext:value-type="float">
            <text:p>137.5</text:p>
          </table:table-cell>
          <table:table-cell office:value-type="float" office:value="144.5" calcext:value-type="float">
            <text:p>144.5</text:p>
          </table:table-cell>
          <table:table-cell office:value-type="float" office:value="143.6" calcext:value-type="float">
            <text:p>143.6</text:p>
          </table:table-cell>
          <table:table-cell office:value-type="float" office:value="151.1" calcext:value-type="float">
            <text:p>151.1</text:p>
          </table:table-cell>
          <table:table-cell office:value-type="float" office:value="146.9" calcext:value-type="float">
            <text:p>146.9</text:p>
          </table:table-cell>
          <table:table-cell office:value-type="float" office:value="147.7" calcext:value-type="float">
            <text:p>147.7</text:p>
          </table:table-cell>
          <table:table-cell office:value-type="float" office:value="137.2" calcext:value-type="float">
            <text:p>137.2</text:p>
          </table:table-cell>
          <table:table-cell office:value-type="float" office:value="146.8" calcext:value-type="float">
            <text:p>146.8</text:p>
          </table:table-cell>
          <table:table-cell office:value-type="float" office:value="156.6" calcext:value-type="float">
            <text:p>156.6</text:p>
          </table:table-cell>
          <table:table-cell office:value-type="float" office:value="150.7" calcext:value-type="float">
            <text:p>150.7</text:p>
          </table:table-cell>
          <table:table-cell office:value-type="float" office:value="168.8" calcext:value-type="float">
            <text:p>168.8</text:p>
          </table:table-cell>
          <table:table-cell office:value-type="float" office:value="157.4" calcext:value-type="float">
            <text:p>157.4</text:p>
          </table:table-cell>
          <table:table-cell office:value-type="float" office:value="141.3" calcext:value-type="float">
            <text:p>141.3</text:p>
          </table:table-cell>
          <table:table-cell office:value-type="float" office:value="149.2" calcext:value-type="float">
            <text:p>149.2</text:p>
          </table:table-cell>
          <table:table-cell office:value-type="float" office:value="145.3" calcext:value-type="float">
            <text:p>145.3</text:p>
          </table:table-cell>
          <table:table-cell office:value-type="float" office:value="151.4" calcext:value-type="float">
            <text:p>151.4</text:p>
          </table:table-cell>
          <table:table-cell office:value-type="float" office:value="159.8" calcext:value-type="float">
            <text:p>159.8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1">
          <table:table-cell table:number-columns-repeated="101"/>
        </table:table-row>
        <table:table-row table:style-name="ro1">
          <table:table-cell table:number-columns-repeated="42" office:value-type="string" calcext:value-type="string">
            <text:p>-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00:48:42.650881639</dc:date>
    <meta:editing-duration>PT3M21S</meta:editing-duration>
    <meta:editing-cycles>2</meta:editing-cycles>
    <meta:generator>LibreOffice/6.0.7.3$Linux_X86_64 LibreOffice_project/00m0$Build-3</meta:generator>
    <meta:document-statistic meta:table-count="1" meta:cell-count="17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457cm" xlink:href=".." xlink:type="simple" chart:class="chart:line" chart:style-name="ch1">
        <chart:title svg:x="6.511cm" svg:y="0.325cm" chart:style-name="ch2">
          <text:p>With Curiosity</text:p>
        </chart:title>
        <chart:plot-area chart:style-name="ch3" table:cell-range-address="lastexp.A3:lastexp.CW4 lastexp.A10:lastexp.CW10 lastexp.A16:lastexp.CW16" chart:data-source-has-labels="row" svg:x="0.772cm" svg:y="1.139cm" svg:width="14.901cm" svg:height="7.703cm">
          <chartooo:coordinate-region svg:x="1.579cm" svg:y="1.338cm" svg:width="13.952cm" svg:height="6.319cm"/>
          <chart:axis chart:dimension="x" chart:name="primary-x" chart:style-name="ch4" chartooo:axis-type="auto">
            <chartooo:date-scale/>
            <chart:title svg:x="7.106cm" svg:y="8.897cm" chart:style-name="ch5">
              <text:p>Num Episodes</text:p>
            </chart:title>
            <chart:categories table:cell-range-address="lastexp.A3:lastexp.CW3"/>
          </chart:axis>
          <chart:axis chart:dimension="y" chart:name="primary-y" chart:style-name="ch4">
            <chart:title svg:x="0cm" svg:y="6.185cm" chart:style-name="ch6">
              <text:p>Average Return</text:p>
            </chart:title>
            <chart:grid chart:style-name="ch7" chart:class="major"/>
          </chart:axis>
          <chart:series chart:style-name="ch8" chart:values-cell-range-address="lastexp.A4:lastexp.CW4" chart:class="chart:line">
            <chart:data-point chart:repeated="101"/>
          </chart:series>
          <chart:series chart:style-name="ch9" chart:values-cell-range-address="lastexp.A10:lastexp.CW10" chart:class="chart:line">
            <chart:data-point chart:repeated="101"/>
          </chart:series>
          <chart:series chart:style-name="ch10" chart:values-cell-range-address="lastexp.A16:lastexp.CW16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lastexp.A3:lastexp.CW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  <table:table-cell office:value-type="float" office:value="2400">
                <text:p>2400</text:p>
              </table:table-cell>
              <table:table-cell office:value-type="float" office:value="2600">
                <text:p>2600</text:p>
              </table:table-cell>
              <table:table-cell office:value-type="float" office:value="2800">
                <text:p>2800</text:p>
              </table:table-cell>
              <table:table-cell office:value-type="float" office:value="3000">
                <text:p>3000</text:p>
              </table:table-cell>
              <table:table-cell office:value-type="float" office:value="3200">
                <text:p>3200</text:p>
              </table:table-cell>
              <table:table-cell office:value-type="float" office:value="3400">
                <text:p>3400</text:p>
              </table:table-cell>
              <table:table-cell office:value-type="float" office:value="3600">
                <text:p>3600</text:p>
              </table:table-cell>
              <table:table-cell office:value-type="float" office:value="3800">
                <text:p>3800</text:p>
              </table:table-cell>
              <table:table-cell office:value-type="float" office:value="4000">
                <text:p>4000</text:p>
              </table:table-cell>
              <table:table-cell office:value-type="float" office:value="4200">
                <text:p>4200</text:p>
              </table:table-cell>
              <table:table-cell office:value-type="float" office:value="4400">
                <text:p>4400</text:p>
              </table:table-cell>
              <table:table-cell office:value-type="float" office:value="4600">
                <text:p>4600</text:p>
              </table:table-cell>
              <table:table-cell office:value-type="float" office:value="4800">
                <text:p>4800</text:p>
              </table:table-cell>
              <table:table-cell office:value-type="float" office:value="5000">
                <text:p>5000</text:p>
              </table:table-cell>
              <table:table-cell office:value-type="float" office:value="5200">
                <text:p>5200</text:p>
              </table:table-cell>
              <table:table-cell office:value-type="float" office:value="5400">
                <text:p>5400</text:p>
              </table:table-cell>
              <table:table-cell office:value-type="float" office:value="5600">
                <text:p>5600</text:p>
              </table:table-cell>
              <table:table-cell office:value-type="float" office:value="5800">
                <text:p>5800</text:p>
              </table:table-cell>
              <table:table-cell office:value-type="float" office:value="6000">
                <text:p>6000</text:p>
              </table:table-cell>
              <table:table-cell office:value-type="float" office:value="6200">
                <text:p>6200</text:p>
              </table:table-cell>
              <table:table-cell office:value-type="float" office:value="6400">
                <text:p>6400</text:p>
              </table:table-cell>
              <table:table-cell office:value-type="float" office:value="6600">
                <text:p>6600</text:p>
              </table:table-cell>
              <table:table-cell office:value-type="float" office:value="6800">
                <text:p>6800</text:p>
              </table:table-cell>
              <table:table-cell office:value-type="float" office:value="7000">
                <text:p>7000</text:p>
              </table:table-cell>
              <table:table-cell office:value-type="float" office:value="7200">
                <text:p>7200</text:p>
              </table:table-cell>
              <table:table-cell office:value-type="float" office:value="7400">
                <text:p>7400</text:p>
              </table:table-cell>
              <table:table-cell office:value-type="float" office:value="7600">
                <text:p>7600</text:p>
              </table:table-cell>
              <table:table-cell office:value-type="float" office:value="7800">
                <text:p>7800</text:p>
              </table:table-cell>
              <table:table-cell office:value-type="float" office:value="8000">
                <text:p>8000</text:p>
              </table:table-cell>
              <table:table-cell office:value-type="float" office:value="8200">
                <text:p>8200</text:p>
              </table:table-cell>
              <table:table-cell office:value-type="float" office:value="8400">
                <text:p>8400</text:p>
              </table:table-cell>
              <table:table-cell office:value-type="float" office:value="8600">
                <text:p>8600</text:p>
              </table:table-cell>
              <table:table-cell office:value-type="float" office:value="8800">
                <text:p>8800</text:p>
              </table:table-cell>
              <table:table-cell office:value-type="float" office:value="9000">
                <text:p>9000</text:p>
              </table:table-cell>
              <table:table-cell office:value-type="float" office:value="9200">
                <text:p>9200</text:p>
              </table:table-cell>
              <table:table-cell office:value-type="float" office:value="9400">
                <text:p>9400</text:p>
              </table:table-cell>
              <table:table-cell office:value-type="float" office:value="9600">
                <text:p>9600</text:p>
              </table:table-cell>
              <table:table-cell office:value-type="float" office:value="9800">
                <text:p>9800</text:p>
              </table:table-cell>
              <table:table-cell office:value-type="float" office:value="10000">
                <text:p>10000</text:p>
              </table:table-cell>
              <table:table-cell office:value-type="float" office:value="10200">
                <text:p>10200</text:p>
              </table:table-cell>
              <table:table-cell office:value-type="float" office:value="10400">
                <text:p>10400</text:p>
              </table:table-cell>
              <table:table-cell office:value-type="float" office:value="10600">
                <text:p>10600</text:p>
              </table:table-cell>
              <table:table-cell office:value-type="float" office:value="10800">
                <text:p>10800</text:p>
              </table:table-cell>
              <table:table-cell office:value-type="float" office:value="11000">
                <text:p>11000</text:p>
              </table:table-cell>
              <table:table-cell office:value-type="float" office:value="11200">
                <text:p>11200</text:p>
              </table:table-cell>
              <table:table-cell office:value-type="float" office:value="11400">
                <text:p>11400</text:p>
              </table:table-cell>
              <table:table-cell office:value-type="float" office:value="11600">
                <text:p>11600</text:p>
              </table:table-cell>
              <table:table-cell office:value-type="float" office:value="11800">
                <text:p>11800</text:p>
              </table:table-cell>
              <table:table-cell office:value-type="float" office:value="12000">
                <text:p>12000</text:p>
              </table:table-cell>
              <table:table-cell office:value-type="float" office:value="12200">
                <text:p>12200</text:p>
              </table:table-cell>
              <table:table-cell office:value-type="float" office:value="12400">
                <text:p>12400</text:p>
              </table:table-cell>
              <table:table-cell office:value-type="float" office:value="12600">
                <text:p>12600</text:p>
              </table:table-cell>
              <table:table-cell office:value-type="float" office:value="12800">
                <text:p>12800</text:p>
              </table:table-cell>
              <table:table-cell office:value-type="float" office:value="13000">
                <text:p>13000</text:p>
              </table:table-cell>
              <table:table-cell office:value-type="float" office:value="13200">
                <text:p>13200</text:p>
              </table:table-cell>
              <table:table-cell office:value-type="float" office:value="13400">
                <text:p>13400</text:p>
              </table:table-cell>
              <table:table-cell office:value-type="float" office:value="13600">
                <text:p>13600</text:p>
              </table:table-cell>
              <table:table-cell office:value-type="float" office:value="13800">
                <text:p>13800</text:p>
              </table:table-cell>
              <table:table-cell office:value-type="float" office:value="14000">
                <text:p>14000</text:p>
              </table:table-cell>
              <table:table-cell office:value-type="float" office:value="14200">
                <text:p>14200</text:p>
              </table:table-cell>
              <table:table-cell office:value-type="float" office:value="14400">
                <text:p>14400</text:p>
              </table:table-cell>
              <table:table-cell office:value-type="float" office:value="14600">
                <text:p>14600</text:p>
              </table:table-cell>
              <table:table-cell office:value-type="float" office:value="14800">
                <text:p>14800</text:p>
              </table:table-cell>
              <table:table-cell office:value-type="float" office:value="15000">
                <text:p>15000</text:p>
              </table:table-cell>
              <table:table-cell office:value-type="float" office:value="15200">
                <text:p>15200</text:p>
              </table:table-cell>
              <table:table-cell office:value-type="float" office:value="15400">
                <text:p>15400</text:p>
              </table:table-cell>
              <table:table-cell office:value-type="float" office:value="15600">
                <text:p>15600</text:p>
              </table:table-cell>
              <table:table-cell office:value-type="float" office:value="15800">
                <text:p>15800</text:p>
              </table:table-cell>
              <table:table-cell office:value-type="float" office:value="16000">
                <text:p>16000</text:p>
              </table:table-cell>
              <table:table-cell office:value-type="float" office:value="16200">
                <text:p>16200</text:p>
              </table:table-cell>
              <table:table-cell office:value-type="float" office:value="16400">
                <text:p>16400</text:p>
              </table:table-cell>
              <table:table-cell office:value-type="float" office:value="16600">
                <text:p>16600</text:p>
              </table:table-cell>
              <table:table-cell office:value-type="float" office:value="16800">
                <text:p>16800</text:p>
              </table:table-cell>
              <table:table-cell office:value-type="float" office:value="17000">
                <text:p>17000</text:p>
              </table:table-cell>
              <table:table-cell office:value-type="float" office:value="17200">
                <text:p>17200</text:p>
              </table:table-cell>
              <table:table-cell office:value-type="float" office:value="17400">
                <text:p>17400</text:p>
              </table:table-cell>
              <table:table-cell office:value-type="float" office:value="17600">
                <text:p>17600</text:p>
              </table:table-cell>
              <table:table-cell office:value-type="float" office:value="17800">
                <text:p>17800</text:p>
              </table:table-cell>
              <table:table-cell office:value-type="float" office:value="18000">
                <text:p>18000</text:p>
              </table:table-cell>
              <table:table-cell office:value-type="float" office:value="18200">
                <text:p>18200</text:p>
              </table:table-cell>
              <table:table-cell office:value-type="float" office:value="18400">
                <text:p>18400</text:p>
              </table:table-cell>
              <table:table-cell office:value-type="float" office:value="18600">
                <text:p>18600</text:p>
              </table:table-cell>
              <table:table-cell office:value-type="float" office:value="18800">
                <text:p>18800</text:p>
              </table:table-cell>
              <table:table-cell office:value-type="float" office:value="19000">
                <text:p>19000</text:p>
              </table:table-cell>
              <table:table-cell office:value-type="float" office:value="19200">
                <text:p>19200</text:p>
              </table:table-cell>
              <table:table-cell office:value-type="float" office:value="19400">
                <text:p>19400</text:p>
              </table:table-cell>
              <table:table-cell office:value-type="float" office:value="19600">
                <text:p>19600</text:p>
              </table:table-cell>
              <table:table-cell office:value-type="float" office:value="19800">
                <text:p>198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9.1">
                <text:p>9.1</text:p>
                <draw:g>
                  <svg:desc>lastexp.A4:lastexp.CW4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2.6">
                <text:p>12.6</text:p>
              </table:table-cell>
              <table:table-cell office:value-type="float" office:value="9.3">
                <text:p>9.3</text:p>
              </table:table-cell>
              <table:table-cell office:value-type="float" office:value="9.6">
                <text:p>9.6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7">
                <text:p>9.7</text:p>
              </table:table-cell>
              <table:table-cell office:value-type="float" office:value="9.2">
                <text:p>9.2</text:p>
              </table:table-cell>
              <table:table-cell office:value-type="float" office:value="9.5">
                <text:p>9.5</text:p>
              </table:table-cell>
              <table:table-cell office:value-type="float" office:value="19.7">
                <text:p>19.7</text:p>
              </table:table-cell>
              <table:table-cell office:value-type="float" office:value="14.8">
                <text:p>14.8</text:p>
              </table:table-cell>
              <table:table-cell office:value-type="float" office:value="36.5">
                <text:p>36.5</text:p>
              </table:table-cell>
              <table:table-cell office:value-type="float" office:value="21.3">
                <text:p>21.3</text:p>
              </table:table-cell>
              <table:table-cell office:value-type="float" office:value="20.2">
                <text:p>20.2</text:p>
              </table:table-cell>
              <table:table-cell office:value-type="float" office:value="29.8">
                <text:p>29.8</text:p>
              </table:table-cell>
              <table:table-cell office:value-type="float" office:value="200">
                <text:p>200</text:p>
              </table:table-cell>
              <table:table-cell office:value-type="float" office:value="176.2">
                <text:p>176.2</text:p>
              </table:table-cell>
              <table:table-cell office:value-type="float" office:value="27.6">
                <text:p>27.6</text:p>
              </table:table-cell>
              <table:table-cell office:value-type="float" office:value="28.9">
                <text:p>28.9</text:p>
              </table:table-cell>
              <table:table-cell office:value-type="float" office:value="51">
                <text:p>51</text:p>
              </table:table-cell>
              <table:table-cell office:value-type="float" office:value="31.4">
                <text:p>31.4</text:p>
              </table:table-cell>
              <table:table-cell office:value-type="float" office:value="38.7">
                <text:p>38.7</text:p>
              </table:table-cell>
              <table:table-cell office:value-type="float" office:value="39.6">
                <text:p>39.6</text:p>
              </table:table-cell>
              <table:table-cell office:value-type="float" office:value="46.8">
                <text:p>46.8</text:p>
              </table:table-cell>
              <table:table-cell office:value-type="float" office:value="57.8">
                <text:p>57.8</text:p>
              </table:table-cell>
              <table:table-cell office:value-type="float" office:value="86.7">
                <text:p>86.7</text:p>
              </table:table-cell>
              <table:table-cell office:value-type="float" office:value="63.5">
                <text:p>63.5</text:p>
              </table:table-cell>
              <table:table-cell office:value-type="float" office:value="60.8">
                <text:p>60.8</text:p>
              </table:table-cell>
              <table:table-cell office:value-type="float" office:value="76.2">
                <text:p>76.2</text:p>
              </table:table-cell>
              <table:table-cell office:value-type="float" office:value="93">
                <text:p>93</text:p>
              </table:table-cell>
              <table:table-cell office:value-type="float" office:value="91.9">
                <text:p>91.9</text:p>
              </table:table-cell>
              <table:table-cell office:value-type="float" office:value="74.3">
                <text:p>74.3</text:p>
              </table:table-cell>
              <table:table-cell office:value-type="float" office:value="110.6">
                <text:p>110.6</text:p>
              </table:table-cell>
              <table:table-cell office:value-type="float" office:value="106.7">
                <text:p>106.7</text:p>
              </table:table-cell>
              <table:table-cell office:value-type="float" office:value="107.3">
                <text:p>107.3</text:p>
              </table:table-cell>
              <table:table-cell office:value-type="float" office:value="112.2">
                <text:p>112.2</text:p>
              </table:table-cell>
              <table:table-cell office:value-type="float" office:value="104.2">
                <text:p>104.2</text:p>
              </table:table-cell>
              <table:table-cell office:value-type="float" office:value="110.3">
                <text:p>110.3</text:p>
              </table:table-cell>
              <table:table-cell office:value-type="float" office:value="114.5">
                <text:p>114.5</text:p>
              </table:table-cell>
              <table:table-cell office:value-type="float" office:value="138.1">
                <text:p>138.1</text:p>
              </table:table-cell>
              <table:table-cell office:value-type="float" office:value="135.7">
                <text:p>135.7</text:p>
              </table:table-cell>
              <table:table-cell office:value-type="float" office:value="142.1">
                <text:p>142.1</text:p>
              </table:table-cell>
              <table:table-cell office:value-type="float" office:value="164.8">
                <text:p>164.8</text:p>
              </table:table-cell>
              <table:table-cell office:value-type="float" office:value="159.5">
                <text:p>159.5</text:p>
              </table:table-cell>
              <table:table-cell office:value-type="float" office:value="167">
                <text:p>167</text:p>
              </table:table-cell>
              <table:table-cell office:value-type="float" office:value="157.8">
                <text:p>157.8</text:p>
              </table:table-cell>
              <table:table-cell office:value-type="float" office:value="159.4">
                <text:p>159.4</text:p>
              </table:table-cell>
              <table:table-cell office:value-type="float" office:value="182.2">
                <text:p>182.2</text:p>
              </table:table-cell>
              <table:table-cell office:value-type="float" office:value="157.7">
                <text:p>157.7</text:p>
              </table:table-cell>
              <table:table-cell office:value-type="float" office:value="181.7">
                <text:p>181.7</text:p>
              </table:table-cell>
              <table:table-cell office:value-type="float" office:value="192.1">
                <text:p>192.1</text:p>
              </table:table-cell>
              <table:table-cell office:value-type="float" office:value="181.1">
                <text:p>181.1</text:p>
              </table:table-cell>
              <table:table-cell office:value-type="float" office:value="171">
                <text:p>171</text:p>
              </table:table-cell>
              <table:table-cell office:value-type="float" office:value="185.8">
                <text:p>185.8</text:p>
              </table:table-cell>
              <table:table-cell office:value-type="float" office:value="171.3">
                <text:p>171.3</text:p>
              </table:table-cell>
              <table:table-cell office:value-type="float" office:value="184.4">
                <text:p>184.4</text:p>
              </table:table-cell>
              <table:table-cell office:value-type="float" office:value="191.8">
                <text:p>191.8</text:p>
              </table:table-cell>
              <table:table-cell office:value-type="float" office:value="198.9">
                <text:p>198.9</text:p>
              </table:table-cell>
              <table:table-cell office:value-type="float" office:value="196.6">
                <text:p>196.6</text:p>
              </table:table-cell>
              <table:table-cell office:value-type="float" office:value="198.2">
                <text:p>198.2</text:p>
              </table:table-cell>
              <table:table-cell office:value-type="float" office:value="196.1">
                <text:p>196.1</text:p>
              </table:table-cell>
              <table:table-cell office:value-type="float" office:value="200">
                <text:p>200</text:p>
              </table:table-cell>
              <table:table-cell office:value-type="float" office:value="187">
                <text:p>187</text:p>
              </table:table-cell>
              <table:table-cell office:value-type="float" office:value="200">
                <text:p>200</text:p>
              </table:table-cell>
              <table:table-cell office:value-type="float" office:value="189">
                <text:p>189</text:p>
              </table:table-cell>
              <table:table-cell office:value-type="float" office:value="199.6">
                <text:p>199.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  <table:table-cell office:value-type="float" office:value="184.4">
                <text:p>184.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7">
                <text:p>187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5.7">
                <text:p>195.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4.7">
                <text:p>194.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4.8">
                <text:p>14.8</text:p>
                <draw:g>
                  <svg:desc>lastexp.A10:lastexp.CW10</svg:desc>
                </draw:g>
              </table:table-cell>
              <table:table-cell office:value-type="float" office:value="9.4">
                <text:p>9.4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1">
                <text:p>11</text:p>
              </table:table-cell>
              <table:table-cell office:value-type="float" office:value="23.3">
                <text:p>23.3</text:p>
              </table:table-cell>
              <table:table-cell office:value-type="float" office:value="16.9">
                <text:p>16.9</text:p>
              </table:table-cell>
              <table:table-cell office:value-type="float" office:value="14.4">
                <text:p>14.4</text:p>
              </table:table-cell>
              <table:table-cell office:value-type="float" office:value="22.1">
                <text:p>22.1</text:p>
              </table:table-cell>
              <table:table-cell office:value-type="float" office:value="21.1">
                <text:p>21.1</text:p>
              </table:table-cell>
              <table:table-cell office:value-type="float" office:value="25.3">
                <text:p>25.3</text:p>
              </table:table-cell>
              <table:table-cell office:value-type="float" office:value="28.7">
                <text:p>28.7</text:p>
              </table:table-cell>
              <table:table-cell office:value-type="float" office:value="44.3">
                <text:p>44.3</text:p>
              </table:table-cell>
              <table:table-cell office:value-type="float" office:value="40.6">
                <text:p>40.6</text:p>
              </table:table-cell>
              <table:table-cell office:value-type="float" office:value="44.7">
                <text:p>44.7</text:p>
              </table:table-cell>
              <table:table-cell office:value-type="float" office:value="39.6">
                <text:p>39.6</text:p>
              </table:table-cell>
              <table:table-cell office:value-type="float" office:value="66.2">
                <text:p>66.2</text:p>
              </table:table-cell>
              <table:table-cell office:value-type="float" office:value="76.6">
                <text:p>76.6</text:p>
              </table:table-cell>
              <table:table-cell office:value-type="float" office:value="52.6">
                <text:p>52.6</text:p>
              </table:table-cell>
              <table:table-cell office:value-type="float" office:value="106.7">
                <text:p>106.7</text:p>
              </table:table-cell>
              <table:table-cell office:value-type="float" office:value="141.3">
                <text:p>141.3</text:p>
              </table:table-cell>
              <table:table-cell office:value-type="float" office:value="88.3">
                <text:p>88.3</text:p>
              </table:table-cell>
              <table:table-cell office:value-type="float" office:value="109.4">
                <text:p>109.4</text:p>
              </table:table-cell>
              <table:table-cell office:value-type="float" office:value="77.4">
                <text:p>77.4</text:p>
              </table:table-cell>
              <table:table-cell office:value-type="float" office:value="71.9">
                <text:p>71.9</text:p>
              </table:table-cell>
              <table:table-cell office:value-type="float" office:value="96.9">
                <text:p>96.9</text:p>
              </table:table-cell>
              <table:table-cell office:value-type="float" office:value="97.8">
                <text:p>97.8</text:p>
              </table:table-cell>
              <table:table-cell office:value-type="float" office:value="141.7">
                <text:p>141.7</text:p>
              </table:table-cell>
              <table:table-cell office:value-type="float" office:value="113.4">
                <text:p>113.4</text:p>
              </table:table-cell>
              <table:table-cell office:value-type="float" office:value="135.4">
                <text:p>135.4</text:p>
              </table:table-cell>
              <table:table-cell office:value-type="float" office:value="129.3">
                <text:p>129.3</text:p>
              </table:table-cell>
              <table:table-cell office:value-type="float" office:value="117.6">
                <text:p>117.6</text:p>
              </table:table-cell>
              <table:table-cell office:value-type="float" office:value="138.2">
                <text:p>138.2</text:p>
              </table:table-cell>
              <table:table-cell office:value-type="float" office:value="110.7">
                <text:p>110.7</text:p>
              </table:table-cell>
              <table:table-cell office:value-type="float" office:value="152">
                <text:p>152</text:p>
              </table:table-cell>
              <table:table-cell office:value-type="float" office:value="145.1">
                <text:p>145.1</text:p>
              </table:table-cell>
              <table:table-cell office:value-type="float" office:value="152.3">
                <text:p>152.3</text:p>
              </table:table-cell>
              <table:table-cell office:value-type="float" office:value="150.2">
                <text:p>150.2</text:p>
              </table:table-cell>
              <table:table-cell office:value-type="float" office:value="148.1">
                <text:p>148.1</text:p>
              </table:table-cell>
              <table:table-cell office:value-type="float" office:value="172.4">
                <text:p>172.4</text:p>
              </table:table-cell>
              <table:table-cell office:value-type="float" office:value="170.4">
                <text:p>170.4</text:p>
              </table:table-cell>
              <table:table-cell office:value-type="float" office:value="184.8">
                <text:p>184.8</text:p>
              </table:table-cell>
              <table:table-cell office:value-type="float" office:value="177.5">
                <text:p>177.5</text:p>
              </table:table-cell>
              <table:table-cell office:value-type="float" office:value="183.9">
                <text:p>183.9</text:p>
              </table:table-cell>
              <table:table-cell office:value-type="float" office:value="179.2">
                <text:p>179.2</text:p>
              </table:table-cell>
              <table:table-cell office:value-type="float" office:value="175.6">
                <text:p>175.6</text:p>
              </table:table-cell>
              <table:table-cell office:value-type="float" office:value="184.6">
                <text:p>184.6</text:p>
              </table:table-cell>
              <table:table-cell office:value-type="float" office:value="183.1">
                <text:p>183.1</text:p>
              </table:table-cell>
              <table:table-cell office:value-type="float" office:value="171.3">
                <text:p>171.3</text:p>
              </table:table-cell>
              <table:table-cell office:value-type="float" office:value="177">
                <text:p>177</text:p>
              </table:table-cell>
              <table:table-cell office:value-type="float" office:value="182.2">
                <text:p>182.2</text:p>
              </table:table-cell>
              <table:table-cell office:value-type="float" office:value="190.8">
                <text:p>190.8</text:p>
              </table:table-cell>
              <table:table-cell office:value-type="float" office:value="191.7">
                <text:p>191.7</text:p>
              </table:table-cell>
              <table:table-cell office:value-type="float" office:value="174.2">
                <text:p>174.2</text:p>
              </table:table-cell>
              <table:table-cell office:value-type="float" office:value="165.1">
                <text:p>165.1</text:p>
              </table:table-cell>
              <table:table-cell office:value-type="float" office:value="188.7">
                <text:p>188.7</text:p>
              </table:table-cell>
              <table:table-cell office:value-type="float" office:value="200">
                <text:p>200</text:p>
              </table:table-cell>
              <table:table-cell office:value-type="float" office:value="196.3">
                <text:p>196.3</text:p>
              </table:table-cell>
              <table:table-cell office:value-type="float" office:value="194.2">
                <text:p>194.2</text:p>
              </table:table-cell>
              <table:table-cell office:value-type="float" office:value="199.4">
                <text:p>199.4</text:p>
              </table:table-cell>
              <table:table-cell office:value-type="float" office:value="197.5">
                <text:p>197.5</text:p>
              </table:table-cell>
              <table:table-cell office:value-type="float" office:value="193.8">
                <text:p>193.8</text:p>
              </table:table-cell>
              <table:table-cell office:value-type="float" office:value="165.2">
                <text:p>165.2</text:p>
              </table:table-cell>
              <table:table-cell office:value-type="float" office:value="180.6">
                <text:p>180.6</text:p>
              </table:table-cell>
              <table:table-cell office:value-type="float" office:value="183.9">
                <text:p>183.9</text:p>
              </table:table-cell>
              <table:table-cell office:value-type="float" office:value="192.9">
                <text:p>192.9</text:p>
              </table:table-cell>
              <table:table-cell office:value-type="float" office:value="181.4">
                <text:p>181.4</text:p>
              </table:table-cell>
              <table:table-cell office:value-type="float" office:value="195.7">
                <text:p>195.7</text:p>
              </table:table-cell>
              <table:table-cell office:value-type="float" office:value="189">
                <text:p>189</text:p>
              </table:table-cell>
              <table:table-cell office:value-type="float" office:value="198.8">
                <text:p>198.8</text:p>
              </table:table-cell>
              <table:table-cell office:value-type="float" office:value="187.4">
                <text:p>187.4</text:p>
              </table:table-cell>
              <table:table-cell office:value-type="float" office:value="175.9">
                <text:p>175.9</text:p>
              </table:table-cell>
              <table:table-cell office:value-type="float" office:value="199.2">
                <text:p>199.2</text:p>
              </table:table-cell>
              <table:table-cell office:value-type="float" office:value="195.9">
                <text:p>195.9</text:p>
              </table:table-cell>
              <table:table-cell office:value-type="float" office:value="193.5">
                <text:p>193.5</text:p>
              </table:table-cell>
              <table:table-cell office:value-type="float" office:value="189.6">
                <text:p>189.6</text:p>
              </table:table-cell>
              <table:table-cell office:value-type="float" office:value="190.3">
                <text:p>190.3</text:p>
              </table:table-cell>
              <table:table-cell office:value-type="float" office:value="196.9">
                <text:p>196.9</text:p>
              </table:table-cell>
              <table:table-cell office:value-type="float" office:value="184.6">
                <text:p>184.6</text:p>
              </table:table-cell>
              <table:table-cell office:value-type="float" office:value="200">
                <text:p>200</text:p>
              </table:table-cell>
              <table:table-cell office:value-type="float" office:value="195.7">
                <text:p>195.7</text:p>
              </table:table-cell>
              <table:table-cell office:value-type="float" office:value="200">
                <text:p>200</text:p>
              </table:table-cell>
              <table:table-cell office:value-type="float" office:value="197.4">
                <text:p>197.4</text:p>
              </table:table-cell>
              <table:table-cell office:value-type="float" office:value="194.5">
                <text:p>194.5</text:p>
              </table:table-cell>
              <table:table-cell office:value-type="float" office:value="195.4">
                <text:p>195.4</text:p>
              </table:table-cell>
              <table:table-cell office:value-type="float" office:value="200">
                <text:p>200</text:p>
              </table:table-cell>
              <table:table-cell office:value-type="float" office:value="199.6">
                <text:p>199.6</text:p>
              </table:table-cell>
              <table:table-cell office:value-type="float" office:value="194.3">
                <text:p>194.3</text:p>
              </table:table-cell>
              <table:table-cell office:value-type="float" office:value="195.1">
                <text:p>195.1</text:p>
              </table:table-cell>
              <table:table-cell office:value-type="float" office:value="198.5">
                <text:p>198.5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197.9">
                <text:p>197.9</text:p>
              </table:table-cell>
              <table:table-cell office:value-type="float" office:value="199.5">
                <text:p>199.5</text:p>
              </table:table-cell>
              <table:table-cell office:value-type="float" office:value="198.8">
                <text:p>198.8</text:p>
              </table:table-cell>
              <table:table-cell office:value-type="float" office:value="199.7">
                <text:p>199.7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47.1">
                <text:p>47.1</text:p>
                <draw:g>
                  <svg:desc>lastexp.A16:lastexp.CW1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4.5">
                <text:p>14.5</text:p>
              </table:table-cell>
              <table:table-cell office:value-type="float" office:value="38.1">
                <text:p>38.1</text:p>
              </table:table-cell>
              <table:table-cell office:value-type="float" office:value="10.6">
                <text:p>10.6</text:p>
              </table:table-cell>
              <table:table-cell office:value-type="float" office:value="9.9">
                <text:p>9.9</text:p>
              </table:table-cell>
              <table:table-cell office:value-type="float" office:value="19">
                <text:p>19</text:p>
              </table:table-cell>
              <table:table-cell office:value-type="float" office:value="33.8">
                <text:p>33.8</text:p>
              </table:table-cell>
              <table:table-cell office:value-type="float" office:value="39.5">
                <text:p>39.5</text:p>
              </table:table-cell>
              <table:table-cell office:value-type="float" office:value="30.4">
                <text:p>30.4</text:p>
              </table:table-cell>
              <table:table-cell office:value-type="float" office:value="132.4">
                <text:p>132.4</text:p>
              </table:table-cell>
              <table:table-cell office:value-type="float" office:value="58.1">
                <text:p>58.1</text:p>
              </table:table-cell>
              <table:table-cell office:value-type="float" office:value="80.2">
                <text:p>80.2</text:p>
              </table:table-cell>
              <table:table-cell office:value-type="float" office:value="31.6">
                <text:p>31.6</text:p>
              </table:table-cell>
              <table:table-cell office:value-type="float" office:value="26.8">
                <text:p>26.8</text:p>
              </table:table-cell>
              <table:table-cell office:value-type="float" office:value="34.1">
                <text:p>34.1</text:p>
              </table:table-cell>
              <table:table-cell office:value-type="float" office:value="35.1">
                <text:p>35.1</text:p>
              </table:table-cell>
              <table:table-cell office:value-type="float" office:value="63">
                <text:p>63</text:p>
              </table:table-cell>
              <table:table-cell office:value-type="float" office:value="75.5">
                <text:p>75.5</text:p>
              </table:table-cell>
              <table:table-cell office:value-type="float" office:value="93.9">
                <text:p>93.9</text:p>
              </table:table-cell>
              <table:table-cell office:value-type="float" office:value="58.6">
                <text:p>58.6</text:p>
              </table:table-cell>
              <table:table-cell office:value-type="float" office:value="86.7">
                <text:p>86.7</text:p>
              </table:table-cell>
              <table:table-cell office:value-type="float" office:value="110.4">
                <text:p>110.4</text:p>
              </table:table-cell>
              <table:table-cell office:value-type="float" office:value="90.5">
                <text:p>90.5</text:p>
              </table:table-cell>
              <table:table-cell office:value-type="float" office:value="192.9">
                <text:p>192.9</text:p>
              </table:table-cell>
              <table:table-cell office:value-type="float" office:value="188.7">
                <text:p>188.7</text:p>
              </table:table-cell>
              <table:table-cell office:value-type="float" office:value="59.6">
                <text:p>59.6</text:p>
              </table:table-cell>
              <table:table-cell office:value-type="float" office:value="120.9">
                <text:p>120.9</text:p>
              </table:table-cell>
              <table:table-cell office:value-type="float" office:value="167.4">
                <text:p>167.4</text:p>
              </table:table-cell>
              <table:table-cell office:value-type="float" office:value="101">
                <text:p>101</text:p>
              </table:table-cell>
              <table:table-cell office:value-type="float" office:value="91.7">
                <text:p>91.7</text:p>
              </table:table-cell>
              <table:table-cell office:value-type="float" office:value="144">
                <text:p>144</text:p>
              </table:table-cell>
              <table:table-cell office:value-type="float" office:value="115">
                <text:p>115</text:p>
              </table:table-cell>
              <table:table-cell office:value-type="float" office:value="97.6">
                <text:p>97.6</text:p>
              </table:table-cell>
              <table:table-cell office:value-type="float" office:value="200">
                <text:p>200</text:p>
              </table:table-cell>
              <table:table-cell office:value-type="float" office:value="120.2">
                <text:p>120.2</text:p>
              </table:table-cell>
              <table:table-cell office:value-type="float" office:value="200">
                <text:p>200</text:p>
              </table:table-cell>
              <table:table-cell office:value-type="float" office:value="196.7">
                <text:p>196.7</text:p>
              </table:table-cell>
              <table:table-cell office:value-type="float" office:value="156.5">
                <text:p>156.5</text:p>
              </table:table-cell>
              <table:table-cell office:value-type="float" office:value="166.7">
                <text:p>166.7</text:p>
              </table:table-cell>
              <table:table-cell office:value-type="float" office:value="167.5">
                <text:p>167.5</text:p>
              </table:table-cell>
              <table:table-cell office:value-type="float" office:value="181.8">
                <text:p>181.8</text:p>
              </table:table-cell>
              <table:table-cell office:value-type="float" office:value="200">
                <text:p>200</text:p>
              </table:table-cell>
              <table:table-cell office:value-type="float" office:value="168.5">
                <text:p>168.5</text:p>
              </table:table-cell>
              <table:table-cell office:value-type="float" office:value="186.5">
                <text:p>186.5</text:p>
              </table:table-cell>
              <table:table-cell office:value-type="float" office:value="159.9">
                <text:p>159.9</text:p>
              </table:table-cell>
              <table:table-cell office:value-type="float" office:value="155.8">
                <text:p>155.8</text:p>
              </table:table-cell>
              <table:table-cell office:value-type="float" office:value="190.7">
                <text:p>190.7</text:p>
              </table:table-cell>
              <table:table-cell office:value-type="float" office:value="183.2">
                <text:p>183.2</text:p>
              </table:table-cell>
              <table:table-cell office:value-type="float" office:value="195.5">
                <text:p>195.5</text:p>
              </table:table-cell>
              <table:table-cell office:value-type="float" office:value="190.8">
                <text:p>190.8</text:p>
              </table:table-cell>
              <table:table-cell office:value-type="float" office:value="198.8">
                <text:p>198.8</text:p>
              </table:table-cell>
              <table:table-cell office:value-type="float" office:value="167.6">
                <text:p>167.6</text:p>
              </table:table-cell>
              <table:table-cell office:value-type="float" office:value="191.4">
                <text:p>191.4</text:p>
              </table:table-cell>
              <table:table-cell office:value-type="float" office:value="197.1">
                <text:p>197.1</text:p>
              </table:table-cell>
              <table:table-cell office:value-type="float" office:value="194.5">
                <text:p>194.5</text:p>
              </table:table-cell>
              <table:table-cell office:value-type="float" office:value="168.8">
                <text:p>168.8</text:p>
              </table:table-cell>
              <table:table-cell office:value-type="float" office:value="194.3">
                <text:p>194.3</text:p>
              </table:table-cell>
              <table:table-cell office:value-type="float" office:value="198.8">
                <text:p>198.8</text:p>
              </table:table-cell>
              <table:table-cell office:value-type="float" office:value="182.1">
                <text:p>182.1</text:p>
              </table:table-cell>
              <table:table-cell office:value-type="float" office:value="169.7">
                <text:p>169.7</text:p>
              </table:table-cell>
              <table:table-cell office:value-type="float" office:value="196.1">
                <text:p>196.1</text:p>
              </table:table-cell>
              <table:table-cell office:value-type="float" office:value="190.1">
                <text:p>190.1</text:p>
              </table:table-cell>
              <table:table-cell office:value-type="float" office:value="183.9">
                <text:p>183.9</text:p>
              </table:table-cell>
              <table:table-cell office:value-type="float" office:value="191.3">
                <text:p>191.3</text:p>
              </table:table-cell>
              <table:table-cell office:value-type="float" office:value="196.1">
                <text:p>196.1</text:p>
              </table:table-cell>
              <table:table-cell office:value-type="float" office:value="187.2">
                <text:p>187.2</text:p>
              </table:table-cell>
              <table:table-cell office:value-type="float" office:value="200">
                <text:p>200</text:p>
              </table:table-cell>
              <table:table-cell office:value-type="float" office:value="189.4">
                <text:p>189.4</text:p>
              </table:table-cell>
              <table:table-cell office:value-type="float" office:value="197.3">
                <text:p>197.3</text:p>
              </table:table-cell>
              <table:table-cell office:value-type="float" office:value="169.1">
                <text:p>169.1</text:p>
              </table:table-cell>
              <table:table-cell office:value-type="float" office:value="194.5">
                <text:p>194.5</text:p>
              </table:table-cell>
              <table:table-cell office:value-type="float" office:value="183.3">
                <text:p>183.3</text:p>
              </table:table-cell>
              <table:table-cell office:value-type="float" office:value="197.1">
                <text:p>197.1</text:p>
              </table:table-cell>
              <table:table-cell office:value-type="float" office:value="183.2">
                <text:p>183.2</text:p>
              </table:table-cell>
              <table:table-cell office:value-type="float" office:value="181">
                <text:p>181</text:p>
              </table:table-cell>
              <table:table-cell office:value-type="float" office:value="197.7">
                <text:p>197.7</text:p>
              </table:table-cell>
              <table:table-cell office:value-type="float" office:value="193.5">
                <text:p>193.5</text:p>
              </table:table-cell>
              <table:table-cell office:value-type="float" office:value="191.6">
                <text:p>191.6</text:p>
              </table:table-cell>
              <table:table-cell office:value-type="float" office:value="191.9">
                <text:p>191.9</text:p>
              </table:table-cell>
              <table:table-cell office:value-type="float" office:value="176.3">
                <text:p>176.3</text:p>
              </table:table-cell>
              <table:table-cell office:value-type="float" office:value="181.8">
                <text:p>181.8</text:p>
              </table:table-cell>
              <table:table-cell office:value-type="float" office:value="199.8">
                <text:p>199.8</text:p>
              </table:table-cell>
              <table:table-cell office:value-type="float" office:value="198.3">
                <text:p>198.3</text:p>
              </table:table-cell>
              <table:table-cell office:value-type="float" office:value="196">
                <text:p>196</text:p>
              </table:table-cell>
              <table:table-cell office:value-type="float" office:value="186.2">
                <text:p>186.2</text:p>
              </table:table-cell>
              <table:table-cell office:value-type="float" office:value="200">
                <text:p>200</text:p>
              </table:table-cell>
              <table:table-cell office:value-type="float" office:value="198.8">
                <text:p>198.8</text:p>
              </table:table-cell>
              <table:table-cell office:value-type="float" office:value="198.8">
                <text:p>198.8</text:p>
              </table:table-cell>
              <table:table-cell office:value-type="float" office:value="200">
                <text:p>200</text:p>
              </table:table-cell>
              <table:table-cell office:value-type="float" office:value="197.8">
                <text:p>197.8</text:p>
              </table:table-cell>
              <table:table-cell office:value-type="float" office:value="199.9">
                <text:p>199.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.3">
                <text:p>197.3</text:p>
              </table:table-cell>
              <table:table-cell office:value-type="float" office:value="198.5">
                <text:p>198.5</text:p>
              </table:table-cell>
              <table:table-cell office:value-type="float" office:value="194.2">
                <text:p>194.2</text:p>
              </table:table-cell>
              <table:table-cell office:value-type="float" office:value="200">
                <text:p>200</text:p>
              </table:table-cell>
              <table:table-cell office:value-type="float" office:value="198.4">
                <text:p>198.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58cm" svg:height="9.324cm" xlink:href=".." xlink:type="simple" chart:class="chart:line" chart:style-name="ch1">
        <chart:title svg:x="6.668cm" svg:y="0.121cm" chart:style-name="ch2">
          <text:p>No Curiosity</text:p>
        </chart:title>
        <chart:plot-area chart:style-name="ch3" table:cell-range-address="lastexp.A22:lastexp.CW23 lastexp.A29:lastexp.CW29 lastexp.A35:lastexp.CW35" chart:data-source-has-labels="row" svg:x="0.407cm" svg:y="0.975cm" svg:width="15.016cm" svg:height="7.932cm">
          <chartooo:coordinate-region svg:x="1.214cm" svg:y="1.174cm" svg:width="14.067cm" svg:height="6.548cm"/>
          <chart:axis chart:dimension="x" chart:name="primary-x" chart:style-name="ch4" chartooo:axis-type="auto">
            <chartooo:date-scale/>
            <chart:title svg:x="6.799cm" svg:y="8.764cm" chart:style-name="ch5">
              <text:p>Num Episodes</text:p>
            </chart:title>
            <chart:categories table:cell-range-address="lastexp.A22:lastexp.CW22"/>
          </chart:axis>
          <chart:axis chart:dimension="y" chart:name="primary-y" chart:style-name="ch4">
            <chart:title svg:x="0cm" svg:y="6.136cm" chart:style-name="ch6">
              <text:p>Average Return</text:p>
            </chart:title>
            <chart:grid chart:style-name="ch7" chart:class="major"/>
          </chart:axis>
          <chart:series chart:style-name="ch8" chart:values-cell-range-address="lastexp.A23:lastexp.CW23" chart:class="chart:line">
            <chart:data-point chart:repeated="101"/>
          </chart:series>
          <chart:series chart:style-name="ch9" chart:values-cell-range-address="lastexp.A29:lastexp.CW29" chart:class="chart:line">
            <chart:data-point chart:repeated="101"/>
          </chart:series>
          <chart:series chart:style-name="ch10" chart:values-cell-range-address="lastexp.A35:lastexp.CW35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lastexp.A22:lastexp.CW2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  <table:table-cell office:value-type="float" office:value="2400">
                <text:p>2400</text:p>
              </table:table-cell>
              <table:table-cell office:value-type="float" office:value="2600">
                <text:p>2600</text:p>
              </table:table-cell>
              <table:table-cell office:value-type="float" office:value="2800">
                <text:p>2800</text:p>
              </table:table-cell>
              <table:table-cell office:value-type="float" office:value="3000">
                <text:p>3000</text:p>
              </table:table-cell>
              <table:table-cell office:value-type="float" office:value="3200">
                <text:p>3200</text:p>
              </table:table-cell>
              <table:table-cell office:value-type="float" office:value="3400">
                <text:p>3400</text:p>
              </table:table-cell>
              <table:table-cell office:value-type="float" office:value="3600">
                <text:p>3600</text:p>
              </table:table-cell>
              <table:table-cell office:value-type="float" office:value="3800">
                <text:p>3800</text:p>
              </table:table-cell>
              <table:table-cell office:value-type="float" office:value="4000">
                <text:p>4000</text:p>
              </table:table-cell>
              <table:table-cell office:value-type="float" office:value="4200">
                <text:p>4200</text:p>
              </table:table-cell>
              <table:table-cell office:value-type="float" office:value="4400">
                <text:p>4400</text:p>
              </table:table-cell>
              <table:table-cell office:value-type="float" office:value="4600">
                <text:p>4600</text:p>
              </table:table-cell>
              <table:table-cell office:value-type="float" office:value="4800">
                <text:p>4800</text:p>
              </table:table-cell>
              <table:table-cell office:value-type="float" office:value="5000">
                <text:p>5000</text:p>
              </table:table-cell>
              <table:table-cell office:value-type="float" office:value="5200">
                <text:p>5200</text:p>
              </table:table-cell>
              <table:table-cell office:value-type="float" office:value="5400">
                <text:p>5400</text:p>
              </table:table-cell>
              <table:table-cell office:value-type="float" office:value="5600">
                <text:p>5600</text:p>
              </table:table-cell>
              <table:table-cell office:value-type="float" office:value="5800">
                <text:p>5800</text:p>
              </table:table-cell>
              <table:table-cell office:value-type="float" office:value="6000">
                <text:p>6000</text:p>
              </table:table-cell>
              <table:table-cell office:value-type="float" office:value="6200">
                <text:p>6200</text:p>
              </table:table-cell>
              <table:table-cell office:value-type="float" office:value="6400">
                <text:p>6400</text:p>
              </table:table-cell>
              <table:table-cell office:value-type="float" office:value="6600">
                <text:p>6600</text:p>
              </table:table-cell>
              <table:table-cell office:value-type="float" office:value="6800">
                <text:p>6800</text:p>
              </table:table-cell>
              <table:table-cell office:value-type="float" office:value="7000">
                <text:p>7000</text:p>
              </table:table-cell>
              <table:table-cell office:value-type="float" office:value="7200">
                <text:p>7200</text:p>
              </table:table-cell>
              <table:table-cell office:value-type="float" office:value="7400">
                <text:p>7400</text:p>
              </table:table-cell>
              <table:table-cell office:value-type="float" office:value="7600">
                <text:p>7600</text:p>
              </table:table-cell>
              <table:table-cell office:value-type="float" office:value="7800">
                <text:p>7800</text:p>
              </table:table-cell>
              <table:table-cell office:value-type="float" office:value="8000">
                <text:p>8000</text:p>
              </table:table-cell>
              <table:table-cell office:value-type="float" office:value="8200">
                <text:p>8200</text:p>
              </table:table-cell>
              <table:table-cell office:value-type="float" office:value="8400">
                <text:p>8400</text:p>
              </table:table-cell>
              <table:table-cell office:value-type="float" office:value="8600">
                <text:p>8600</text:p>
              </table:table-cell>
              <table:table-cell office:value-type="float" office:value="8800">
                <text:p>8800</text:p>
              </table:table-cell>
              <table:table-cell office:value-type="float" office:value="9000">
                <text:p>9000</text:p>
              </table:table-cell>
              <table:table-cell office:value-type="float" office:value="9200">
                <text:p>9200</text:p>
              </table:table-cell>
              <table:table-cell office:value-type="float" office:value="9400">
                <text:p>9400</text:p>
              </table:table-cell>
              <table:table-cell office:value-type="float" office:value="9600">
                <text:p>9600</text:p>
              </table:table-cell>
              <table:table-cell office:value-type="float" office:value="9800">
                <text:p>9800</text:p>
              </table:table-cell>
              <table:table-cell office:value-type="float" office:value="10000">
                <text:p>10000</text:p>
              </table:table-cell>
              <table:table-cell office:value-type="float" office:value="10200">
                <text:p>10200</text:p>
              </table:table-cell>
              <table:table-cell office:value-type="float" office:value="10400">
                <text:p>10400</text:p>
              </table:table-cell>
              <table:table-cell office:value-type="float" office:value="10600">
                <text:p>10600</text:p>
              </table:table-cell>
              <table:table-cell office:value-type="float" office:value="10800">
                <text:p>10800</text:p>
              </table:table-cell>
              <table:table-cell office:value-type="float" office:value="11000">
                <text:p>11000</text:p>
              </table:table-cell>
              <table:table-cell office:value-type="float" office:value="11200">
                <text:p>11200</text:p>
              </table:table-cell>
              <table:table-cell office:value-type="float" office:value="11400">
                <text:p>11400</text:p>
              </table:table-cell>
              <table:table-cell office:value-type="float" office:value="11600">
                <text:p>11600</text:p>
              </table:table-cell>
              <table:table-cell office:value-type="float" office:value="11800">
                <text:p>11800</text:p>
              </table:table-cell>
              <table:table-cell office:value-type="float" office:value="12000">
                <text:p>12000</text:p>
              </table:table-cell>
              <table:table-cell office:value-type="float" office:value="12200">
                <text:p>12200</text:p>
              </table:table-cell>
              <table:table-cell office:value-type="float" office:value="12400">
                <text:p>12400</text:p>
              </table:table-cell>
              <table:table-cell office:value-type="float" office:value="12600">
                <text:p>12600</text:p>
              </table:table-cell>
              <table:table-cell office:value-type="float" office:value="12800">
                <text:p>12800</text:p>
              </table:table-cell>
              <table:table-cell office:value-type="float" office:value="13000">
                <text:p>13000</text:p>
              </table:table-cell>
              <table:table-cell office:value-type="float" office:value="13200">
                <text:p>13200</text:p>
              </table:table-cell>
              <table:table-cell office:value-type="float" office:value="13400">
                <text:p>13400</text:p>
              </table:table-cell>
              <table:table-cell office:value-type="float" office:value="13600">
                <text:p>13600</text:p>
              </table:table-cell>
              <table:table-cell office:value-type="float" office:value="13800">
                <text:p>13800</text:p>
              </table:table-cell>
              <table:table-cell office:value-type="float" office:value="14000">
                <text:p>14000</text:p>
              </table:table-cell>
              <table:table-cell office:value-type="float" office:value="14200">
                <text:p>14200</text:p>
              </table:table-cell>
              <table:table-cell office:value-type="float" office:value="14400">
                <text:p>14400</text:p>
              </table:table-cell>
              <table:table-cell office:value-type="float" office:value="14600">
                <text:p>14600</text:p>
              </table:table-cell>
              <table:table-cell office:value-type="float" office:value="14800">
                <text:p>14800</text:p>
              </table:table-cell>
              <table:table-cell office:value-type="float" office:value="15000">
                <text:p>15000</text:p>
              </table:table-cell>
              <table:table-cell office:value-type="float" office:value="15200">
                <text:p>15200</text:p>
              </table:table-cell>
              <table:table-cell office:value-type="float" office:value="15400">
                <text:p>15400</text:p>
              </table:table-cell>
              <table:table-cell office:value-type="float" office:value="15600">
                <text:p>15600</text:p>
              </table:table-cell>
              <table:table-cell office:value-type="float" office:value="15800">
                <text:p>15800</text:p>
              </table:table-cell>
              <table:table-cell office:value-type="float" office:value="16000">
                <text:p>16000</text:p>
              </table:table-cell>
              <table:table-cell office:value-type="float" office:value="16200">
                <text:p>16200</text:p>
              </table:table-cell>
              <table:table-cell office:value-type="float" office:value="16400">
                <text:p>16400</text:p>
              </table:table-cell>
              <table:table-cell office:value-type="float" office:value="16600">
                <text:p>16600</text:p>
              </table:table-cell>
              <table:table-cell office:value-type="float" office:value="16800">
                <text:p>16800</text:p>
              </table:table-cell>
              <table:table-cell office:value-type="float" office:value="17000">
                <text:p>17000</text:p>
              </table:table-cell>
              <table:table-cell office:value-type="float" office:value="17200">
                <text:p>17200</text:p>
              </table:table-cell>
              <table:table-cell office:value-type="float" office:value="17400">
                <text:p>17400</text:p>
              </table:table-cell>
              <table:table-cell office:value-type="float" office:value="17600">
                <text:p>17600</text:p>
              </table:table-cell>
              <table:table-cell office:value-type="float" office:value="17800">
                <text:p>17800</text:p>
              </table:table-cell>
              <table:table-cell office:value-type="float" office:value="18000">
                <text:p>18000</text:p>
              </table:table-cell>
              <table:table-cell office:value-type="float" office:value="18200">
                <text:p>18200</text:p>
              </table:table-cell>
              <table:table-cell office:value-type="float" office:value="18400">
                <text:p>18400</text:p>
              </table:table-cell>
              <table:table-cell office:value-type="float" office:value="18600">
                <text:p>18600</text:p>
              </table:table-cell>
              <table:table-cell office:value-type="float" office:value="18800">
                <text:p>18800</text:p>
              </table:table-cell>
              <table:table-cell office:value-type="float" office:value="19000">
                <text:p>19000</text:p>
              </table:table-cell>
              <table:table-cell office:value-type="float" office:value="19200">
                <text:p>19200</text:p>
              </table:table-cell>
              <table:table-cell office:value-type="float" office:value="19400">
                <text:p>19400</text:p>
              </table:table-cell>
              <table:table-cell office:value-type="float" office:value="19600">
                <text:p>19600</text:p>
              </table:table-cell>
              <table:table-cell office:value-type="float" office:value="19800">
                <text:p>198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11.4">
                <text:p>11.4</text:p>
                <draw:g>
                  <svg:desc>lastexp.A23:lastexp.CW23</svg:desc>
                </draw:g>
              </table:table-cell>
              <table:table-cell office:value-type="float" office:value="9.3">
                <text:p>9.3</text:p>
              </table:table-cell>
              <table:table-cell office:value-type="float" office:value="10.6">
                <text:p>10.6</text:p>
              </table:table-cell>
              <table:table-cell office:value-type="float" office:value="11">
                <text:p>11</text:p>
              </table:table-cell>
              <table:table-cell office:value-type="float" office:value="9.2">
                <text:p>9.2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31.8">
                <text:p>31.8</text:p>
              </table:table-cell>
              <table:table-cell office:value-type="float" office:value="42.4">
                <text:p>42.4</text:p>
              </table:table-cell>
              <table:table-cell office:value-type="float" office:value="32.7">
                <text:p>32.7</text:p>
              </table:table-cell>
              <table:table-cell office:value-type="float" office:value="29.3">
                <text:p>29.3</text:p>
              </table:table-cell>
              <table:table-cell office:value-type="float" office:value="22">
                <text:p>22</text:p>
              </table:table-cell>
              <table:table-cell office:value-type="float" office:value="39.9">
                <text:p>39.9</text:p>
              </table:table-cell>
              <table:table-cell office:value-type="float" office:value="24.1">
                <text:p>24.1</text:p>
              </table:table-cell>
              <table:table-cell office:value-type="float" office:value="43">
                <text:p>43</text:p>
              </table:table-cell>
              <table:table-cell office:value-type="float" office:value="53.8">
                <text:p>53.8</text:p>
              </table:table-cell>
              <table:table-cell office:value-type="float" office:value="85">
                <text:p>85</text:p>
              </table:table-cell>
              <table:table-cell office:value-type="float" office:value="45.5">
                <text:p>45.5</text:p>
              </table:table-cell>
              <table:table-cell office:value-type="float" office:value="34.5">
                <text:p>34.5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  <table:table-cell office:value-type="float" office:value="124.4">
                <text:p>124.4</text:p>
              </table:table-cell>
              <table:table-cell office:value-type="float" office:value="114.5">
                <text:p>114.5</text:p>
              </table:table-cell>
              <table:table-cell office:value-type="float" office:value="95.2">
                <text:p>95.2</text:p>
              </table:table-cell>
              <table:table-cell office:value-type="float" office:value="80">
                <text:p>80</text:p>
              </table:table-cell>
              <table:table-cell office:value-type="float" office:value="88.8">
                <text:p>88.8</text:p>
              </table:table-cell>
              <table:table-cell office:value-type="float" office:value="120">
                <text:p>120</text:p>
              </table:table-cell>
              <table:table-cell office:value-type="float" office:value="112.4">
                <text:p>112.4</text:p>
              </table:table-cell>
              <table:table-cell office:value-type="float" office:value="148.7">
                <text:p>148.7</text:p>
              </table:table-cell>
              <table:table-cell office:value-type="float" office:value="172.5">
                <text:p>172.5</text:p>
              </table:table-cell>
              <table:table-cell office:value-type="float" office:value="183.8">
                <text:p>183.8</text:p>
              </table:table-cell>
              <table:table-cell office:value-type="float" office:value="143.8">
                <text:p>143.8</text:p>
              </table:table-cell>
              <table:table-cell office:value-type="float" office:value="146.1">
                <text:p>146.1</text:p>
              </table:table-cell>
              <table:table-cell office:value-type="float" office:value="137.3">
                <text:p>137.3</text:p>
              </table:table-cell>
              <table:table-cell office:value-type="float" office:value="156.7">
                <text:p>156.7</text:p>
              </table:table-cell>
              <table:table-cell office:value-type="float" office:value="88.5">
                <text:p>88.5</text:p>
              </table:table-cell>
              <table:table-cell office:value-type="float" office:value="153">
                <text:p>153</text:p>
              </table:table-cell>
              <table:table-cell office:value-type="float" office:value="114">
                <text:p>114</text:p>
              </table:table-cell>
              <table:table-cell office:value-type="float" office:value="163">
                <text:p>163</text:p>
              </table:table-cell>
              <table:table-cell office:value-type="float" office:value="136">
                <text:p>136</text:p>
              </table:table-cell>
              <table:table-cell office:value-type="float" office:value="144.5">
                <text:p>144.5</text:p>
              </table:table-cell>
              <table:table-cell office:value-type="float" office:value="163.4">
                <text:p>163.4</text:p>
              </table:table-cell>
              <table:table-cell office:value-type="float" office:value="165.5">
                <text:p>165.5</text:p>
              </table:table-cell>
              <table:table-cell office:value-type="float" office:value="165.6">
                <text:p>165.6</text:p>
              </table:table-cell>
              <table:table-cell office:value-type="float" office:value="186.1">
                <text:p>186.1</text:p>
              </table:table-cell>
              <table:table-cell office:value-type="float" office:value="147.8">
                <text:p>147.8</text:p>
              </table:table-cell>
              <table:table-cell office:value-type="float" office:value="136.6">
                <text:p>136.6</text:p>
              </table:table-cell>
              <table:table-cell office:value-type="float" office:value="194.2">
                <text:p>194.2</text:p>
              </table:table-cell>
              <table:table-cell office:value-type="float" office:value="160">
                <text:p>160</text:p>
              </table:table-cell>
              <table:table-cell office:value-type="float" office:value="153.9">
                <text:p>153.9</text:p>
              </table:table-cell>
              <table:table-cell office:value-type="float" office:value="135">
                <text:p>135</text:p>
              </table:table-cell>
              <table:table-cell office:value-type="float" office:value="176.6">
                <text:p>176.6</text:p>
              </table:table-cell>
              <table:table-cell office:value-type="float" office:value="187.4">
                <text:p>187.4</text:p>
              </table:table-cell>
              <table:table-cell office:value-type="float" office:value="168">
                <text:p>168</text:p>
              </table:table-cell>
              <table:table-cell office:value-type="float" office:value="173.9">
                <text:p>173.9</text:p>
              </table:table-cell>
              <table:table-cell office:value-type="float" office:value="156.7">
                <text:p>156.7</text:p>
              </table:table-cell>
              <table:table-cell office:value-type="float" office:value="178.7">
                <text:p>178.7</text:p>
              </table:table-cell>
              <table:table-cell office:value-type="float" office:value="167.8">
                <text:p>167.8</text:p>
              </table:table-cell>
              <table:table-cell office:value-type="float" office:value="187.9">
                <text:p>187.9</text:p>
              </table:table-cell>
              <table:table-cell office:value-type="float" office:value="167.8">
                <text:p>167.8</text:p>
              </table:table-cell>
              <table:table-cell office:value-type="float" office:value="197">
                <text:p>197</text:p>
              </table:table-cell>
              <table:table-cell office:value-type="float" office:value="179.9">
                <text:p>179.9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.2">
                <text:p>197.2</text:p>
              </table:table-cell>
              <table:table-cell office:value-type="float" office:value="198.5">
                <text:p>198.5</text:p>
              </table:table-cell>
              <table:table-cell office:value-type="float" office:value="199.5">
                <text:p>199.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9.4">
                <text:p>9.4</text:p>
                <draw:g>
                  <svg:desc>lastexp.A29:lastexp.CW2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3.4">
                <text:p>13.4</text:p>
              </table:table-cell>
              <table:table-cell office:value-type="float" office:value="45">
                <text:p>45</text:p>
              </table:table-cell>
              <table:table-cell office:value-type="float" office:value="117.8">
                <text:p>117.8</text:p>
              </table:table-cell>
              <table:table-cell office:value-type="float" office:value="21.9">
                <text:p>21.9</text:p>
              </table:table-cell>
              <table:table-cell office:value-type="float" office:value="44.6">
                <text:p>44.6</text:p>
              </table:table-cell>
              <table:table-cell office:value-type="float" office:value="21.2">
                <text:p>21.2</text:p>
              </table:table-cell>
              <table:table-cell office:value-type="float" office:value="19.1">
                <text:p>19.1</text:p>
              </table:table-cell>
              <table:table-cell office:value-type="float" office:value="15.1">
                <text:p>15.1</text:p>
              </table:table-cell>
              <table:table-cell office:value-type="float" office:value="20.8">
                <text:p>20.8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41.9">
                <text:p>41.9</text:p>
              </table:table-cell>
              <table:table-cell office:value-type="float" office:value="51">
                <text:p>51</text:p>
              </table:table-cell>
              <table:table-cell office:value-type="float" office:value="30.9">
                <text:p>30.9</text:p>
              </table:table-cell>
              <table:table-cell office:value-type="float" office:value="32.9">
                <text:p>32.9</text:p>
              </table:table-cell>
              <table:table-cell office:value-type="float" office:value="39.3">
                <text:p>39.3</text:p>
              </table:table-cell>
              <table:table-cell office:value-type="float" office:value="45">
                <text:p>45</text:p>
              </table:table-cell>
              <table:table-cell office:value-type="float" office:value="36.5">
                <text:p>36.5</text:p>
              </table:table-cell>
              <table:table-cell office:value-type="float" office:value="32.3">
                <text:p>32.3</text:p>
              </table:table-cell>
              <table:table-cell office:value-type="float" office:value="65.9">
                <text:p>65.9</text:p>
              </table:table-cell>
              <table:table-cell office:value-type="float" office:value="42.2">
                <text:p>42.2</text:p>
              </table:table-cell>
              <table:table-cell office:value-type="float" office:value="90.5">
                <text:p>90.5</text:p>
              </table:table-cell>
              <table:table-cell office:value-type="float" office:value="31.2">
                <text:p>31.2</text:p>
              </table:table-cell>
              <table:table-cell office:value-type="float" office:value="51">
                <text:p>51</text:p>
              </table:table-cell>
              <table:table-cell office:value-type="float" office:value="86.4">
                <text:p>86.4</text:p>
              </table:table-cell>
              <table:table-cell office:value-type="float" office:value="191.9">
                <text:p>191.9</text:p>
              </table:table-cell>
              <table:table-cell office:value-type="float" office:value="57.8">
                <text:p>57.8</text:p>
              </table:table-cell>
              <table:table-cell office:value-type="float" office:value="76">
                <text:p>76</text:p>
              </table:table-cell>
              <table:table-cell office:value-type="float" office:value="138">
                <text:p>138</text:p>
              </table:table-cell>
              <table:table-cell office:value-type="float" office:value="150">
                <text:p>150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131.6">
                <text:p>131.6</text:p>
              </table:table-cell>
              <table:table-cell office:value-type="float" office:value="150.6">
                <text:p>150.6</text:p>
              </table:table-cell>
              <table:table-cell office:value-type="float" office:value="150.7">
                <text:p>150.7</text:p>
              </table:table-cell>
              <table:table-cell office:value-type="float" office:value="186.9">
                <text:p>186.9</text:p>
              </table:table-cell>
              <table:table-cell office:value-type="float" office:value="134">
                <text:p>134</text:p>
              </table:table-cell>
              <table:table-cell office:value-type="float" office:value="171.1">
                <text:p>171.1</text:p>
              </table:table-cell>
              <table:table-cell office:value-type="float" office:value="156">
                <text:p>156</text:p>
              </table:table-cell>
              <table:table-cell office:value-type="float" office:value="124">
                <text:p>124</text:p>
              </table:table-cell>
              <table:table-cell office:value-type="float" office:value="153">
                <text:p>153</text:p>
              </table:table-cell>
              <table:table-cell office:value-type="float" office:value="146.7">
                <text:p>146.7</text:p>
              </table:table-cell>
              <table:table-cell office:value-type="float" office:value="156.8">
                <text:p>156.8</text:p>
              </table:table-cell>
              <table:table-cell office:value-type="float" office:value="145">
                <text:p>145</text:p>
              </table:table-cell>
              <table:table-cell office:value-type="float" office:value="156.8">
                <text:p>156.8</text:p>
              </table:table-cell>
              <table:table-cell office:value-type="float" office:value="156.7">
                <text:p>156.7</text:p>
              </table:table-cell>
              <table:table-cell office:value-type="float" office:value="185.5">
                <text:p>185.5</text:p>
              </table:table-cell>
              <table:table-cell office:value-type="float" office:value="167">
                <text:p>167</text:p>
              </table:table-cell>
              <table:table-cell office:value-type="float" office:value="183.8">
                <text:p>183.8</text:p>
              </table:table-cell>
              <table:table-cell office:value-type="float" office:value="157">
                <text:p>157</text:p>
              </table:table-cell>
              <table:table-cell office:value-type="float" office:value="153.9">
                <text:p>153.9</text:p>
              </table:table-cell>
              <table:table-cell office:value-type="float" office:value="198">
                <text:p>198</text:p>
              </table:table-cell>
              <table:table-cell office:value-type="float" office:value="198.5">
                <text:p>198.5</text:p>
              </table:table-cell>
              <table:table-cell office:value-type="float" office:value="153.8">
                <text:p>153.8</text:p>
              </table:table-cell>
              <table:table-cell office:value-type="float" office:value="178.9">
                <text:p>178.9</text:p>
              </table:table-cell>
              <table:table-cell office:value-type="float" office:value="168.8">
                <text:p>168.8</text:p>
              </table:table-cell>
              <table:table-cell office:value-type="float" office:value="184.5">
                <text:p>184.5</text:p>
              </table:table-cell>
              <table:table-cell office:value-type="float" office:value="200">
                <text:p>200</text:p>
              </table:table-cell>
              <table:table-cell office:value-type="float" office:value="197.8">
                <text:p>197.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6.8">
                <text:p>196.8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9.9">
                <text:p>199.9</text:p>
              </table:table-cell>
              <table:table-cell office:value-type="float" office:value="199.6">
                <text:p>199.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9.2">
                <text:p>199.2</text:p>
              </table:table-cell>
              <table:table-cell office:value-type="float" office:value="195.7">
                <text:p>195.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.9">
                <text:p>197.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0.6">
                <text:p>190.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9.5">
                <text:p>199.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1.5">
                <text:p>11.5</text:p>
                <draw:g>
                  <svg:desc>lastexp.A35:lastexp.CW35</svg:desc>
                </draw:g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  <table:table-cell office:value-type="float" office:value="9.2">
                <text:p>9.2</text:p>
              </table:table-cell>
              <table:table-cell office:value-type="float" office:value="9.7">
                <text:p>9.7</text:p>
              </table:table-cell>
              <table:table-cell office:value-type="float" office:value="9.8">
                <text:p>9.8</text:p>
              </table:table-cell>
              <table:table-cell office:value-type="float" office:value="10.8">
                <text:p>10.8</text:p>
              </table:table-cell>
              <table:table-cell office:value-type="float" office:value="12.4">
                <text:p>12.4</text:p>
              </table:table-cell>
              <table:table-cell office:value-type="float" office:value="17.7">
                <text:p>17.7</text:p>
              </table:table-cell>
              <table:table-cell office:value-type="float" office:value="15.8">
                <text:p>15.8</text:p>
              </table:table-cell>
              <table:table-cell office:value-type="float" office:value="23.7">
                <text:p>23.7</text:p>
              </table:table-cell>
              <table:table-cell office:value-type="float" office:value="29.4">
                <text:p>29.4</text:p>
              </table:table-cell>
              <table:table-cell office:value-type="float" office:value="25.9">
                <text:p>25.9</text:p>
              </table:table-cell>
              <table:table-cell office:value-type="float" office:value="32.1">
                <text:p>32.1</text:p>
              </table:table-cell>
              <table:table-cell office:value-type="float" office:value="35.4">
                <text:p>35.4</text:p>
              </table:table-cell>
              <table:table-cell office:value-type="float" office:value="45">
                <text:p>45</text:p>
              </table:table-cell>
              <table:table-cell office:value-type="float" office:value="42.1">
                <text:p>42.1</text:p>
              </table:table-cell>
              <table:table-cell office:value-type="float" office:value="55.3">
                <text:p>55.3</text:p>
              </table:table-cell>
              <table:table-cell office:value-type="float" office:value="28.9">
                <text:p>28.9</text:p>
              </table:table-cell>
              <table:table-cell office:value-type="float" office:value="46.7">
                <text:p>46.7</text:p>
              </table:table-cell>
              <table:table-cell office:value-type="float" office:value="34.9">
                <text:p>34.9</text:p>
              </table:table-cell>
              <table:table-cell office:value-type="float" office:value="93.7">
                <text:p>93.7</text:p>
              </table:table-cell>
              <table:table-cell office:value-type="float" office:value="98.1">
                <text:p>98.1</text:p>
              </table:table-cell>
              <table:table-cell office:value-type="float" office:value="38.5">
                <text:p>38.5</text:p>
              </table:table-cell>
              <table:table-cell office:value-type="float" office:value="39.9">
                <text:p>39.9</text:p>
              </table:table-cell>
              <table:table-cell office:value-type="float" office:value="62.2">
                <text:p>62.2</text:p>
              </table:table-cell>
              <table:table-cell office:value-type="float" office:value="48.7">
                <text:p>48.7</text:p>
              </table:table-cell>
              <table:table-cell office:value-type="float" office:value="71.2">
                <text:p>71.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63.1">
                <text:p>63.1</text:p>
              </table:table-cell>
              <table:table-cell office:value-type="float" office:value="66.1">
                <text:p>66.1</text:p>
              </table:table-cell>
              <table:table-cell office:value-type="float" office:value="48.2">
                <text:p>48.2</text:p>
              </table:table-cell>
              <table:table-cell office:value-type="float" office:value="101.2">
                <text:p>101.2</text:p>
              </table:table-cell>
              <table:table-cell office:value-type="float" office:value="117.1">
                <text:p>117.1</text:p>
              </table:table-cell>
              <table:table-cell office:value-type="float" office:value="99.7">
                <text:p>99.7</text:p>
              </table:table-cell>
              <table:table-cell office:value-type="float" office:value="100.9">
                <text:p>100.9</text:p>
              </table:table-cell>
              <table:table-cell office:value-type="float" office:value="91.7">
                <text:p>91.7</text:p>
              </table:table-cell>
              <table:table-cell office:value-type="float" office:value="93.1">
                <text:p>93.1</text:p>
              </table:table-cell>
              <table:table-cell office:value-type="float" office:value="110.1">
                <text:p>110.1</text:p>
              </table:table-cell>
              <table:table-cell office:value-type="float" office:value="103">
                <text:p>103</text:p>
              </table:table-cell>
              <table:table-cell office:value-type="float" office:value="102.3">
                <text:p>102.3</text:p>
              </table:table-cell>
              <table:table-cell office:value-type="float" office:value="103">
                <text:p>103</text:p>
              </table:table-cell>
              <table:table-cell office:value-type="float" office:value="116.4">
                <text:p>116.4</text:p>
              </table:table-cell>
              <table:table-cell office:value-type="float" office:value="119.4">
                <text:p>119.4</text:p>
              </table:table-cell>
              <table:table-cell office:value-type="float" office:value="114.4">
                <text:p>114.4</text:p>
              </table:table-cell>
              <table:table-cell office:value-type="float" office:value="114.6">
                <text:p>114.6</text:p>
              </table:table-cell>
              <table:table-cell office:value-type="float" office:value="117.1">
                <text:p>117.1</text:p>
              </table:table-cell>
              <table:table-cell office:value-type="float" office:value="128.4">
                <text:p>128.4</text:p>
              </table:table-cell>
              <table:table-cell office:value-type="float" office:value="128.1">
                <text:p>128.1</text:p>
              </table:table-cell>
              <table:table-cell office:value-type="float" office:value="146.8">
                <text:p>146.8</text:p>
              </table:table-cell>
              <table:table-cell office:value-type="float" office:value="117.3">
                <text:p>117.3</text:p>
              </table:table-cell>
              <table:table-cell office:value-type="float" office:value="118.6">
                <text:p>118.6</text:p>
              </table:table-cell>
              <table:table-cell office:value-type="float" office:value="136.7">
                <text:p>136.7</text:p>
              </table:table-cell>
              <table:table-cell office:value-type="float" office:value="144.5">
                <text:p>144.5</text:p>
              </table:table-cell>
              <table:table-cell office:value-type="float" office:value="145.6">
                <text:p>145.6</text:p>
              </table:table-cell>
              <table:table-cell office:value-type="float" office:value="133.8">
                <text:p>133.8</text:p>
              </table:table-cell>
              <table:table-cell office:value-type="float" office:value="145.6">
                <text:p>145.6</text:p>
              </table:table-cell>
              <table:table-cell office:value-type="float" office:value="159.5">
                <text:p>159.5</text:p>
              </table:table-cell>
              <table:table-cell office:value-type="float" office:value="149.3">
                <text:p>149.3</text:p>
              </table:table-cell>
              <table:table-cell office:value-type="float" office:value="137.1">
                <text:p>137.1</text:p>
              </table:table-cell>
              <table:table-cell office:value-type="float" office:value="161.5">
                <text:p>161.5</text:p>
              </table:table-cell>
              <table:table-cell office:value-type="float" office:value="141">
                <text:p>141</text:p>
              </table:table-cell>
              <table:table-cell office:value-type="float" office:value="151.8">
                <text:p>151.8</text:p>
              </table:table-cell>
              <table:table-cell office:value-type="float" office:value="141">
                <text:p>141</text:p>
              </table:table-cell>
              <table:table-cell office:value-type="float" office:value="149.3">
                <text:p>149.3</text:p>
              </table:table-cell>
              <table:table-cell office:value-type="float" office:value="138">
                <text:p>138</text:p>
              </table:table-cell>
              <table:table-cell office:value-type="float" office:value="151">
                <text:p>151</text:p>
              </table:table-cell>
              <table:table-cell office:value-type="float" office:value="154.1">
                <text:p>154.1</text:p>
              </table:table-cell>
              <table:table-cell office:value-type="float" office:value="167.7">
                <text:p>167.7</text:p>
              </table:table-cell>
              <table:table-cell office:value-type="float" office:value="146.8">
                <text:p>146.8</text:p>
              </table:table-cell>
              <table:table-cell office:value-type="float" office:value="143.9">
                <text:p>143.9</text:p>
              </table:table-cell>
              <table:table-cell office:value-type="float" office:value="143.6">
                <text:p>143.6</text:p>
              </table:table-cell>
              <table:table-cell office:value-type="float" office:value="131.8">
                <text:p>131.8</text:p>
              </table:table-cell>
              <table:table-cell office:value-type="float" office:value="148.8">
                <text:p>148.8</text:p>
              </table:table-cell>
              <table:table-cell office:value-type="float" office:value="146.4">
                <text:p>146.4</text:p>
              </table:table-cell>
              <table:table-cell office:value-type="float" office:value="159">
                <text:p>159</text:p>
              </table:table-cell>
              <table:table-cell office:value-type="float" office:value="141.2">
                <text:p>141.2</text:p>
              </table:table-cell>
              <table:table-cell office:value-type="float" office:value="141">
                <text:p>141</text:p>
              </table:table-cell>
              <table:table-cell office:value-type="float" office:value="146.9">
                <text:p>146.9</text:p>
              </table:table-cell>
              <table:table-cell office:value-type="float" office:value="137.5">
                <text:p>137.5</text:p>
              </table:table-cell>
              <table:table-cell office:value-type="float" office:value="144.5">
                <text:p>144.5</text:p>
              </table:table-cell>
              <table:table-cell office:value-type="float" office:value="143.6">
                <text:p>143.6</text:p>
              </table:table-cell>
              <table:table-cell office:value-type="float" office:value="151.1">
                <text:p>151.1</text:p>
              </table:table-cell>
              <table:table-cell office:value-type="float" office:value="146.9">
                <text:p>146.9</text:p>
              </table:table-cell>
              <table:table-cell office:value-type="float" office:value="147.7">
                <text:p>147.7</text:p>
              </table:table-cell>
              <table:table-cell office:value-type="float" office:value="137.2">
                <text:p>137.2</text:p>
              </table:table-cell>
              <table:table-cell office:value-type="float" office:value="146.8">
                <text:p>146.8</text:p>
              </table:table-cell>
              <table:table-cell office:value-type="float" office:value="156.6">
                <text:p>156.6</text:p>
              </table:table-cell>
              <table:table-cell office:value-type="float" office:value="150.7">
                <text:p>150.7</text:p>
              </table:table-cell>
              <table:table-cell office:value-type="float" office:value="168.8">
                <text:p>168.8</text:p>
              </table:table-cell>
              <table:table-cell office:value-type="float" office:value="157.4">
                <text:p>157.4</text:p>
              </table:table-cell>
              <table:table-cell office:value-type="float" office:value="141.3">
                <text:p>141.3</text:p>
              </table:table-cell>
              <table:table-cell office:value-type="float" office:value="149.2">
                <text:p>149.2</text:p>
              </table:table-cell>
              <table:table-cell office:value-type="float" office:value="145.3">
                <text:p>145.3</text:p>
              </table:table-cell>
              <table:table-cell office:value-type="float" office:value="151.4">
                <text:p>151.4</text:p>
              </table:table-cell>
              <table:table-cell office:value-type="float" office:value="159.8">
                <text:p>159.8</text:p>
              </table:table-cell>
              <table:table-cell office:value-type="float" office:value="149.2">
                <text:p>149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